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75cm" fo:margin-left="1.251cm" table:align="left"/>
    </style:style>
    <style:style style:name="Table1.A" style:family="table-column">
      <style:table-column-properties style:column-width="3.508cm"/>
    </style:style>
    <style:style style:name="Table1.B" style:family="table-column">
      <style:table-column-properties style:column-width="0.33cm"/>
    </style:style>
    <style:style style:name="Table1.C" style:family="table-column">
      <style:table-column-properties style:column-width="11.912cm"/>
    </style:style>
    <style:style style:name="Table1.A1" style:family="table-cell">
      <style:table-cell-properties style:vertical-align="middle" fo:padding="0.053cm" fo:border="none"/>
    </style:style>
    <style:style style:name="Table2" style:family="table">
      <style:table-properties style:width="12.453cm" fo:margin-left="1.251cm" table:align="left"/>
    </style:style>
    <style:style style:name="Table2.A" style:family="table-column">
      <style:table-column-properties style:column-width="1.856cm"/>
    </style:style>
    <style:style style:name="Table2.B" style:family="table-column">
      <style:table-column-properties style:column-width="0.265cm"/>
    </style:style>
    <style:style style:name="Table2.C" style:family="table-column">
      <style:table-column-properties style:column-width="10.333cm"/>
    </style:style>
    <style:style style:name="Table2.A1" style:family="table-cell">
      <style:table-cell-properties style:vertical-align="middle" fo:padding="0.053cm" fo:border="none"/>
    </style:style>
    <style:style style:name="Table3" style:family="table">
      <style:table-properties style:width="15.75cm" fo:margin-left="1.251cm" table:align="left"/>
    </style:style>
    <style:style style:name="Table3.A" style:family="table-column">
      <style:table-column-properties style:column-width="3.452cm"/>
    </style:style>
    <style:style style:name="Table3.B" style:family="table-column">
      <style:table-column-properties style:column-width="0.265cm"/>
    </style:style>
    <style:style style:name="Table3.C" style:family="table-column">
      <style:table-column-properties style:column-width="12.033cm"/>
    </style:style>
    <style:style style:name="Table3.A1" style:family="table-cell">
      <style:table-cell-properties style:vertical-align="middle" fo:padding="0.053cm" fo:border="none"/>
    </style:style>
    <style:style style:name="Table4" style:family="table">
      <style:table-properties style:width="10.668cm" fo:margin-left="1.251cm" table:align="left"/>
    </style:style>
    <style:style style:name="Table4.A" style:family="table-column">
      <style:table-column-properties style:column-width="2.618cm"/>
    </style:style>
    <style:style style:name="Table4.B" style:family="table-column">
      <style:table-column-properties style:column-width="0.265cm"/>
    </style:style>
    <style:style style:name="Table4.C" style:family="table-column">
      <style:table-column-properties style:column-width="7.786cm"/>
    </style:style>
    <style:style style:name="Table4.A1" style:family="table-cell">
      <style:table-cell-properties style:vertical-align="middle" fo:padding="0.053cm" fo:border="none"/>
    </style:style>
    <style:style style:name="Table5" style:family="table">
      <style:table-properties style:width="15.75cm" fo:margin-left="1.251cm" table:align="left"/>
    </style:style>
    <style:style style:name="Table5.A" style:family="table-column">
      <style:table-column-properties style:column-width="5.634cm"/>
    </style:style>
    <style:style style:name="Table5.B" style:family="table-column">
      <style:table-column-properties style:column-width="0.275cm"/>
    </style:style>
    <style:style style:name="Table5.C" style:family="table-column">
      <style:table-column-properties style:column-width="4.304cm"/>
    </style:style>
    <style:style style:name="Table5.E" style:family="table-column">
      <style:table-column-properties style:column-width="5.262cm"/>
    </style:style>
    <style:style style:name="Table5.A1" style:family="table-cell">
      <style:table-cell-properties style:vertical-align="middle" fo:padding="0.053cm" fo:border="none"/>
    </style:style>
    <style:style style:name="Table6" style:family="table">
      <style:table-properties style:width="15.75cm" fo:margin-left="1.251cm" table:align="left"/>
    </style:style>
    <style:style style:name="Table6.A" style:family="table-column">
      <style:table-column-properties style:column-width="3.399cm"/>
    </style:style>
    <style:style style:name="Table6.B" style:family="table-column">
      <style:table-column-properties style:column-width="0.275cm"/>
    </style:style>
    <style:style style:name="Table6.C" style:family="table-column">
      <style:table-column-properties style:column-width="12.076cm"/>
    </style:style>
    <style:style style:name="Table6.A1" style:family="table-cell">
      <style:table-cell-properties style:vertical-align="middle" fo:padding="0.053cm" fo:border="none"/>
    </style:style>
    <style:style style:name="Table7" style:family="table">
      <style:table-properties style:width="11.97cm" table:align="left"/>
    </style:style>
    <style:style style:name="Table7.A" style:family="table-column">
      <style:table-column-properties style:column-width="0.425cm"/>
    </style:style>
    <style:style style:name="Table7.B" style:family="table-column">
      <style:table-column-properties style:column-width="0.637cm"/>
    </style:style>
    <style:style style:name="Table7.C" style:family="table-column">
      <style:table-column-properties style:column-width="10.908cm"/>
    </style:style>
    <style:style style:name="Table7.A1" style:family="table-cell">
      <style:table-cell-properties style:vertical-align="middle" fo:padding="0.049cm" fo:border="none"/>
    </style:style>
    <style:style style:name="Table7" style:family="table">
      <style:table-properties style:width="11.97cm" table:align="left"/>
    </style:style>
    <style:style style:name="Table7.A" style:family="table-column">
      <style:table-column-properties style:column-width="0.425cm"/>
    </style:style>
    <style:style style:name="Table7.B" style:family="table-column">
      <style:table-column-properties style:column-width="0.637cm"/>
    </style:style>
    <style:style style:name="Table7.C" style:family="table-column">
      <style:table-column-properties style:column-width="10.908cm"/>
    </style:style>
    <style:style style:name="Table7.A1" style:family="table-cell">
      <style:table-cell-properties style:vertical-align="middle" fo:padding="0.049cm" fo:border="none"/>
    </style:style>
    <style:style style:name="P1" style:family="paragraph" style:parent-style-name="Preformatted_20_Text" style:list-style-name="L1"/>
    <style:style style:name="P2" style:family="paragraph" style:parent-style-name="Preformatted_20_Text" style:list-style-name="L1">
      <style:paragraph-properties fo:margin-top="0cm" fo:margin-bottom="0.499cm" style:contextual-spacing="false"/>
    </style:style>
    <style:style style:name="P3" style:family="paragraph" style:parent-style-name="Preformatted_20_Text" style:list-style-name="L2"/>
    <style:style style:name="P4" style:family="paragraph" style:parent-style-name="Preformatted_20_Text" style:list-style-name="L2">
      <style:paragraph-properties fo:margin-top="0cm" fo:margin-bottom="0.499cm" style:contextual-spacing="false"/>
    </style:style>
    <style:style style:name="P5" style:family="paragraph" style:parent-style-name="Preformatted_20_Text" style:list-style-name="L3"/>
    <style:style style:name="P6" style:family="paragraph" style:parent-style-name="Preformatted_20_Text" style:list-style-name="L3">
      <style:paragraph-properties fo:margin-top="0cm" fo:margin-bottom="0.499cm" style:contextual-spacing="false"/>
    </style:style>
    <style:style style:name="P7" style:family="paragraph" style:parent-style-name="Preformatted_20_Text" style:list-style-name="L4"/>
    <style:style style:name="P8" style:family="paragraph" style:parent-style-name="Preformatted_20_Text" style:list-style-name="L4">
      <style:paragraph-properties fo:margin-top="0cm" fo:margin-bottom="0.499cm" style:contextual-spacing="false"/>
    </style:style>
    <style:style style:name="P9" style:family="paragraph" style:parent-style-name="Preformatted_20_Text" style:list-style-name="L6"/>
    <style:style style:name="P10" style:family="paragraph" style:parent-style-name="Preformatted_20_Text" style:list-style-name="L6">
      <style:paragraph-properties fo:margin-top="0cm" fo:margin-bottom="0.499cm" style:contextual-spacing="false"/>
    </style:style>
    <style:style style:name="P11" style:family="paragraph" style:parent-style-name="Preformatted_20_Text" style:list-style-name="L8"/>
    <style:style style:name="P12" style:family="paragraph" style:parent-style-name="Preformatted_20_Text" style:list-style-name="L8">
      <style:paragraph-properties fo:margin-top="0cm" fo:margin-bottom="0.499cm" style:contextual-spacing="false"/>
    </style:style>
    <style:style style:name="P13" style:family="paragraph" style:parent-style-name="Preformatted_20_Text">
      <style:paragraph-properties fo:margin-top="0cm" fo:margin-bottom="0.499cm" style:contextual-spacing="false"/>
    </style:style>
    <style:style style:name="P14" style:family="paragraph" style:parent-style-name="Standard">
      <style:paragraph-properties fo:margin-top="0cm" fo:margin-bottom="0.499cm" style:contextual-spacing="false"/>
    </style:style>
    <style:style style:name="P15" style:family="paragraph" style:parent-style-name="Table_20_Contents">
      <style:paragraph-properties fo:margin-top="0cm" fo:margin-bottom="0.499cm" style:contextual-spacing="false"/>
    </style:style>
    <style:style style:name="P16" style:family="paragraph" style:parent-style-name="Text_20_body">
      <style:paragraph-properties fo:margin-top="0cm" fo:margin-bottom="0cm" style:contextual-spacing="false"/>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list-style-name="L4"/>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5"/>
    <style:style style:name="P26" style:family="paragraph" style:parent-style-name="Text_20_body" style:list-style-name="L5">
      <style:paragraph-properties fo:margin-top="0cm" fo:margin-bottom="0cm" style:contextual-spacing="false"/>
    </style:style>
    <style:style style:name="P27" style:family="paragraph" style:parent-style-name="Text_20_body" style:list-style-name="L6"/>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list-style-name="L8"/>
    <style:style style:name="P30" style:family="paragraph" style:parent-style-name="Text_20_body" style:list-style-name="L8">
      <style:paragraph-properties fo:margin-top="0cm" fo:margin-bottom="0cm" style:contextual-spacing="false"/>
    </style:style>
    <style:style style:name="P31" style:family="paragraph" style:parent-style-name="Text_20_body" style:list-style-name="L9"/>
    <style:style style:name="P32" style:family="paragraph" style:parent-style-name="Text_20_body" style:list-style-name="L9">
      <style:paragraph-properties fo:margin-top="0cm" fo:margin-bottom="0cm" style:contextual-spacing="false"/>
    </style:style>
    <style:style style:name="T1" style:family="text">
      <style:text-properties fo:font-weight="bold"/>
    </style:style>
    <style:style style:name="T2" style:family="text">
      <style:text-properties fo:font-size="14pt" fo:font-weight="bold"/>
    </style:style>
    <style:style style:name="T3" style:family="text">
      <style:text-properties fo:font-style="italic"/>
    </style:style>
    <style:style style:name="T4" style:family="text">
      <style:text-properties fo:font-size="10pt"/>
    </style:style>
    <style:style style:name="T5"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Miscellaneous</text:span> </text:p>
      <text:p text:style-name="Horizontal_20_Line"/>
      <text:p text:style-name="P16"/>
      <text:p text:style-name="Text_20_body"><text:bookmark text:name="constants"/><text:span text:style-name="T1">constants (pi, inf, eps, ...)</text:span>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ource_20_Text">datum::tau</text:span> </text:p>
          </table:table-cell>
          <table:table-cell table:style-name="Table1.A1" office:value-type="string">
            <text:p text:style-name="Table_20_Contents">  </text:p>
          </table:table-cell>
          <table:table-cell table:style-name="Table1.A1" office:value-type="string">
            <text:p text:style-name="Table_20_Contents">τ, the ratio of any circle's circumference to its radius; equivalent to 2π </text:p>
          </table:table-cell>
        </table:table-row>
        <table:table-row>
          <table:table-cell table:style-name="Table1.A1" office:value-type="string">
            <text:p text:style-name="Table_20_Contents"><text:span text:style-name="Source_20_Text">datum::pi</text:span> </text:p>
          </table:table-cell>
          <table:table-cell table:style-name="Table1.A1" office:value-type="string">
            <text:p text:style-name="Table_20_Contents">  </text:p>
          </table:table-cell>
          <table:table-cell table:style-name="Table1.A1" office:value-type="string">
            <text:p text:style-name="Table_20_Contents">π, the ratio of any circle's circumference to its diameter </text:p>
          </table:table-cell>
        </table:table-row>
        <table:table-row>
          <table:table-cell table:style-name="Table1.A1" office:value-type="string">
            <text:p text:style-name="Table_20_Contents"><text:span text:style-name="Source_20_Text">datum::inf</text:span> </text:p>
          </table:table-cell>
          <table:table-cell table:style-name="Table1.A1" office:value-type="string">
            <text:p text:style-name="Table_20_Contents">  </text:p>
          </table:table-cell>
          <table:table-cell table:style-name="Table1.A1" office:value-type="string">
            <text:p text:style-name="Table_20_Contents">∞, infinity </text:p>
          </table:table-cell>
        </table:table-row>
        <table:table-row>
          <table:table-cell table:style-name="Table1.A1" office:value-type="string">
            <text:p text:style-name="Table_20_Contents"><text:span text:style-name="Source_20_Text">datum::nan</text:span> </text:p>
          </table:table-cell>
          <table:table-cell table:style-name="Table1.A1" office:value-type="string">
            <text:p text:style-name="Table_20_Contents">  </text:p>
          </table:table-cell>
          <table:table-cell table:style-name="Table1.A1" office:value-type="string">
            <text:p text:style-name="Table_20_Contents">“not a number” (NaN); <text:span text:style-name="T1">caveat:</text:span> NaN is not equal to anything, even itself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eps</text:span> </text:p>
          </table:table-cell>
          <table:table-cell table:style-name="Table1.A1" office:value-type="string">
            <text:p text:style-name="Table_20_Contents">  </text:p>
          </table:table-cell>
          <table:table-cell table:style-name="Table1.A1" office:value-type="string">
            <text:p text:style-name="Table_20_Contents">machine epsilon; approximately 2.2204e-16; difference between 1 and the next representable value </text:p>
          </table:table-cell>
        </table:table-row>
        <table:table-row>
          <table:table-cell table:style-name="Table1.A1" office:value-type="string">
            <text:p text:style-name="Table_20_Contents"><text:span text:style-name="Source_20_Text">datum::e</text:span> </text:p>
          </table:table-cell>
          <table:table-cell table:style-name="Table1.A1" office:value-type="string">
            <text:p text:style-name="Table_20_Contents">  </text:p>
          </table:table-cell>
          <table:table-cell table:style-name="Table1.A1" office:value-type="string">
            <text:p text:style-name="Table_20_Contents">base of the natural logarithm </text:p>
          </table:table-cell>
        </table:table-row>
        <table:table-row>
          <table:table-cell table:style-name="Table1.A1" office:value-type="string">
            <text:p text:style-name="Table_20_Contents"><text:span text:style-name="Source_20_Text">datum::sqrt2</text:span> </text:p>
          </table:table-cell>
          <table:table-cell table:style-name="Table1.A1" office:value-type="string">
            <text:p text:style-name="Table_20_Contents">  </text:p>
          </table:table-cell>
          <table:table-cell table:style-name="Table1.A1" office:value-type="string">
            <text:p text:style-name="Table_20_Contents">square root of 2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log_min</text:span> </text:p>
          </table:table-cell>
          <table:table-cell table:style-name="Table1.A1" office:value-type="string">
            <text:p text:style-name="Table_20_Contents">  </text:p>
          </table:table-cell>
          <table:table-cell table:style-name="Table1.A1" office:value-type="string">
            <text:p text:style-name="Table_20_Contents">log of minimum non-zero value (type and machine dependent) </text:p>
          </table:table-cell>
        </table:table-row>
        <table:table-row>
          <table:table-cell table:style-name="Table1.A1" office:value-type="string">
            <text:p text:style-name="Table_20_Contents"><text:span text:style-name="Source_20_Text">datum::log_max</text:span> </text:p>
          </table:table-cell>
          <table:table-cell table:style-name="Table1.A1" office:value-type="string">
            <text:p text:style-name="Table_20_Contents">  </text:p>
          </table:table-cell>
          <table:table-cell table:style-name="Table1.A1" office:value-type="string">
            <text:p text:style-name="Table_20_Contents">log of maximum value (type and machine dependent) </text:p>
          </table:table-cell>
        </table:table-row>
        <table:table-row>
          <table:table-cell table:style-name="Table1.A1" office:value-type="string">
            <text:p text:style-name="Table_20_Contents"><text:span text:style-name="Source_20_Text">datum::euler</text:span> </text:p>
          </table:table-cell>
          <table:table-cell table:style-name="Table1.A1" office:value-type="string">
            <text:p text:style-name="Table_20_Contents">  </text:p>
          </table:table-cell>
          <table:table-cell table:style-name="Table1.A1" office:value-type="string">
            <text:p text:style-name="Table_20_Contents">Euler's constant, aka Euler-Mascheroni constant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gratio</text:span> </text:p>
          </table:table-cell>
          <table:table-cell table:style-name="Table1.A1" office:value-type="string">
            <text:p text:style-name="Table_20_Contents">  </text:p>
          </table:table-cell>
          <table:table-cell table:style-name="Table1.A1" office:value-type="string">
            <text:p text:style-name="Table_20_Contents">golden ratio </text:p>
          </table:table-cell>
        </table:table-row>
        <table:table-row>
          <table:table-cell table:style-name="Table1.A1" office:value-type="string">
            <text:p text:style-name="Table_20_Contents"><text:span text:style-name="Source_20_Text">datum::m_u</text:span> </text:p>
          </table:table-cell>
          <table:table-cell table:style-name="Table1.A1" office:value-type="string">
            <text:p text:style-name="Table_20_Contents">  </text:p>
          </table:table-cell>
          <table:table-cell table:style-name="Table1.A1" office:value-type="string">
            <text:p text:style-name="Table_20_Contents">atomic mass constant (in kg) </text:p>
          </table:table-cell>
        </table:table-row>
        <table:table-row>
          <table:table-cell table:style-name="Table1.A1" office:value-type="string">
            <text:p text:style-name="Table_20_Contents"><text:span text:style-name="Source_20_Text">datum::N_A</text:span> </text:p>
          </table:table-cell>
          <table:table-cell table:style-name="Table1.A1" office:value-type="string">
            <text:p text:style-name="Table_20_Contents">  </text:p>
          </table:table-cell>
          <table:table-cell table:style-name="Table1.A1" office:value-type="string">
            <text:p text:style-name="Table_20_Contents">Avogadro constant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k</text:span> </text:p>
          </table:table-cell>
          <table:table-cell table:style-name="Table1.A1" office:value-type="string">
            <text:p text:style-name="Table_20_Contents">  </text:p>
          </table:table-cell>
          <table:table-cell table:style-name="Table1.A1" office:value-type="string">
            <text:p text:style-name="Table_20_Contents">Boltzmann constant (in joules per kelvin) </text:p>
          </table:table-cell>
        </table:table-row>
        <table:table-row>
          <table:table-cell table:style-name="Table1.A1" office:value-type="string">
            <text:p text:style-name="Table_20_Contents"><text:span text:style-name="Source_20_Text">datum::k_evk</text:span> </text:p>
          </table:table-cell>
          <table:table-cell table:style-name="Table1.A1" office:value-type="string">
            <text:p text:style-name="Table_20_Contents">  </text:p>
          </table:table-cell>
          <table:table-cell table:style-name="Table1.A1" office:value-type="string">
            <text:p text:style-name="Table_20_Contents">Boltzmann constant (in eV/K) </text:p>
          </table:table-cell>
        </table:table-row>
        <table:table-row>
          <table:table-cell table:style-name="Table1.A1" office:value-type="string">
            <text:p text:style-name="Table_20_Contents"><text:span text:style-name="Source_20_Text">datum::a_0</text:span> </text:p>
          </table:table-cell>
          <table:table-cell table:style-name="Table1.A1" office:value-type="string">
            <text:p text:style-name="Table_20_Contents">  </text:p>
          </table:table-cell>
          <table:table-cell table:style-name="Table1.A1" office:value-type="string">
            <text:p text:style-name="Table_20_Contents">Bohr radius (in meters)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mu_B</text:span> </text:p>
          </table:table-cell>
          <table:table-cell table:style-name="Table1.A1" office:value-type="string">
            <text:p text:style-name="Table_20_Contents">  </text:p>
          </table:table-cell>
          <table:table-cell table:style-name="Table1.A1" office:value-type="string">
            <text:p text:style-name="Table_20_Contents">Bohr magneton </text:p>
          </table:table-cell>
        </table:table-row>
        <table:table-row>
          <table:table-cell table:style-name="Table1.A1" office:value-type="string">
            <text:p text:style-name="Table_20_Contents"><text:span text:style-name="Source_20_Text">datum::Z_0</text:span> </text:p>
          </table:table-cell>
          <table:table-cell table:style-name="Table1.A1" office:value-type="string">
            <text:p text:style-name="Table_20_Contents">  </text:p>
          </table:table-cell>
          <table:table-cell table:style-name="Table1.A1" office:value-type="string">
            <text:p text:style-name="Table_20_Contents">characteristic impedance of vacuum (in ohms) </text:p>
          </table:table-cell>
        </table:table-row>
        <table:table-row>
          <table:table-cell table:style-name="Table1.A1" office:value-type="string">
            <text:p text:style-name="Table_20_Contents"><text:span text:style-name="Source_20_Text">datum::G_0</text:span> </text:p>
          </table:table-cell>
          <table:table-cell table:style-name="Table1.A1" office:value-type="string">
            <text:p text:style-name="Table_20_Contents">  </text:p>
          </table:table-cell>
          <table:table-cell table:style-name="Table1.A1" office:value-type="string">
            <text:p text:style-name="Table_20_Contents">conductance quantum (in siemens)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k_e</text:span> </text:p>
          </table:table-cell>
          <table:table-cell table:style-name="Table1.A1" office:value-type="string">
            <text:p text:style-name="Table_20_Contents">  </text:p>
          </table:table-cell>
          <table:table-cell table:style-name="Table1.A1" office:value-type="string">
            <text:p text:style-name="Table_20_Contents">Coulomb's constant (in meters per farad) </text:p>
          </table:table-cell>
        </table:table-row>
        <table:table-row>
          <table:table-cell table:style-name="Table1.A1" office:value-type="string">
            <text:p text:style-name="Table_20_Contents"><text:span text:style-name="Source_20_Text">datum::eps_0</text:span> </text:p>
          </table:table-cell>
          <table:table-cell table:style-name="Table1.A1" office:value-type="string">
            <text:p text:style-name="Table_20_Contents">  </text:p>
          </table:table-cell>
          <table:table-cell table:style-name="Table1.A1" office:value-type="string">
            <text:p text:style-name="Table_20_Contents">electric constant (in farads per meter) </text:p>
          </table:table-cell>
        </table:table-row>
        <table:table-row>
          <table:table-cell table:style-name="Table1.A1" office:value-type="string">
            <text:p text:style-name="Table_20_Contents"><text:span text:style-name="Source_20_Text">datum::m_e</text:span> </text:p>
          </table:table-cell>
          <table:table-cell table:style-name="Table1.A1" office:value-type="string">
            <text:p text:style-name="Table_20_Contents">  </text:p>
          </table:table-cell>
          <table:table-cell table:style-name="Table1.A1" office:value-type="string">
            <text:p text:style-name="Table_20_Contents">electron mass (in kg)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eV</text:span> </text:p>
          </table:table-cell>
          <table:table-cell table:style-name="Table1.A1" office:value-type="string">
            <text:p text:style-name="Table_20_Contents">  </text:p>
          </table:table-cell>
          <table:table-cell table:style-name="Table1.A1" office:value-type="string">
            <text:p text:style-name="Table_20_Contents">electron volt (in joules) </text:p>
          </table:table-cell>
        </table:table-row>
        <table:table-row>
          <table:table-cell table:style-name="Table1.A1" office:value-type="string">
            <text:p text:style-name="Table_20_Contents"><text:span text:style-name="Source_20_Text">datum::ec</text:span> </text:p>
          </table:table-cell>
          <table:table-cell table:style-name="Table1.A1" office:value-type="string">
            <text:p text:style-name="Table_20_Contents">  </text:p>
          </table:table-cell>
          <table:table-cell table:style-name="Table1.A1" office:value-type="string">
            <text:p text:style-name="Table_20_Contents">elementary charge (in coulombs) </text:p>
          </table:table-cell>
        </table:table-row>
        <table:table-row>
          <table:table-cell table:style-name="Table1.A1" office:value-type="string">
            <text:p text:style-name="Table_20_Contents"><text:span text:style-name="Source_20_Text">datum::F</text:span> </text:p>
          </table:table-cell>
          <table:table-cell table:style-name="Table1.A1" office:value-type="string">
            <text:p text:style-name="Table_20_Contents">  </text:p>
          </table:table-cell>
          <table:table-cell table:style-name="Table1.A1" office:value-type="string">
            <text:p text:style-name="Table_20_Contents">Faraday constant (in coulombs)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ext:soft-page-break/>
        <table:table-row>
          <table:table-cell table:style-name="Table1.A1" office:value-type="string">
            <text:p text:style-name="Table_20_Contents"><text:span text:style-name="Source_20_Text">datum::alpha</text:span> </text:p>
          </table:table-cell>
          <table:table-cell table:style-name="Table1.A1" office:value-type="string">
            <text:p text:style-name="Table_20_Contents">  </text:p>
          </table:table-cell>
          <table:table-cell table:style-name="Table1.A1" office:value-type="string">
            <text:p text:style-name="Table_20_Contents">fine-structure constant </text:p>
          </table:table-cell>
        </table:table-row>
        <table:table-row>
          <table:table-cell table:style-name="Table1.A1" office:value-type="string">
            <text:p text:style-name="Table_20_Contents"><text:span text:style-name="Source_20_Text">datum::alpha_inv</text:span> </text:p>
          </table:table-cell>
          <table:table-cell table:style-name="Table1.A1" office:value-type="string">
            <text:p text:style-name="Table_20_Contents">  </text:p>
          </table:table-cell>
          <table:table-cell table:style-name="Table1.A1" office:value-type="string">
            <text:p text:style-name="Table_20_Contents">inverse fine-structure constant </text:p>
          </table:table-cell>
        </table:table-row>
        <table:table-row>
          <table:table-cell table:style-name="Table1.A1" office:value-type="string">
            <text:p text:style-name="Table_20_Contents"><text:span text:style-name="Source_20_Text">datum::K_J</text:span> </text:p>
          </table:table-cell>
          <table:table-cell table:style-name="Table1.A1" office:value-type="string">
            <text:p text:style-name="Table_20_Contents">  </text:p>
          </table:table-cell>
          <table:table-cell table:style-name="Table1.A1" office:value-type="string">
            <text:p text:style-name="Table_20_Contents">Josephson constant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mu_0</text:span> </text:p>
          </table:table-cell>
          <table:table-cell table:style-name="Table1.A1" office:value-type="string">
            <text:p text:style-name="Table_20_Contents">  </text:p>
          </table:table-cell>
          <table:table-cell table:style-name="Table1.A1" office:value-type="string">
            <text:p text:style-name="Table_20_Contents">magnetic constant (in henries per meter) </text:p>
          </table:table-cell>
        </table:table-row>
        <table:table-row>
          <table:table-cell table:style-name="Table1.A1" office:value-type="string">
            <text:p text:style-name="Table_20_Contents"><text:span text:style-name="Source_20_Text">datum::phi_0</text:span> </text:p>
          </table:table-cell>
          <table:table-cell table:style-name="Table1.A1" office:value-type="string">
            <text:p text:style-name="Table_20_Contents">  </text:p>
          </table:table-cell>
          <table:table-cell table:style-name="Table1.A1" office:value-type="string">
            <text:p text:style-name="Table_20_Contents">magnetic flux quantum (in webers) </text:p>
          </table:table-cell>
        </table:table-row>
        <table:table-row>
          <table:table-cell table:style-name="Table1.A1" office:value-type="string">
            <text:p text:style-name="Table_20_Contents"><text:span text:style-name="Source_20_Text">datum::R</text:span> </text:p>
          </table:table-cell>
          <table:table-cell table:style-name="Table1.A1" office:value-type="string">
            <text:p text:style-name="Table_20_Contents">  </text:p>
          </table:table-cell>
          <table:table-cell table:style-name="Table1.A1" office:value-type="string">
            <text:p text:style-name="Table_20_Contents">molar gas constant (in joules per mole kelvin)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G</text:span> </text:p>
          </table:table-cell>
          <table:table-cell table:style-name="Table1.A1" office:value-type="string">
            <text:p text:style-name="Table_20_Contents">  </text:p>
          </table:table-cell>
          <table:table-cell table:style-name="Table1.A1" office:value-type="string">
            <text:p text:style-name="Table_20_Contents">Newtonian constant of gravitation (in newton square meters per kilogram squared) </text:p>
          </table:table-cell>
        </table:table-row>
        <table:table-row>
          <table:table-cell table:style-name="Table1.A1" office:value-type="string">
            <text:p text:style-name="Table_20_Contents"><text:span text:style-name="Source_20_Text">datum::h</text:span> </text:p>
          </table:table-cell>
          <table:table-cell table:style-name="Table1.A1" office:value-type="string">
            <text:p text:style-name="Table_20_Contents">  </text:p>
          </table:table-cell>
          <table:table-cell table:style-name="Table1.A1" office:value-type="string">
            <text:p text:style-name="Table_20_Contents">Planck constant (in joule seconds) </text:p>
          </table:table-cell>
        </table:table-row>
        <table:table-row>
          <table:table-cell table:style-name="Table1.A1" office:value-type="string">
            <text:p text:style-name="Table_20_Contents"><text:span text:style-name="Source_20_Text">datum::h_bar</text:span> </text:p>
          </table:table-cell>
          <table:table-cell table:style-name="Table1.A1" office:value-type="string">
            <text:p text:style-name="Table_20_Contents">  </text:p>
          </table:table-cell>
          <table:table-cell table:style-name="Table1.A1" office:value-type="string">
            <text:p text:style-name="Table_20_Contents">Planck constant over 2 pi, aka reduced Planck constant (in joule seconds)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m_p</text:span> </text:p>
          </table:table-cell>
          <table:table-cell table:style-name="Table1.A1" office:value-type="string">
            <text:p text:style-name="Table_20_Contents">  </text:p>
          </table:table-cell>
          <table:table-cell table:style-name="Table1.A1" office:value-type="string">
            <text:p text:style-name="Table_20_Contents">proton mass (in kg) </text:p>
          </table:table-cell>
        </table:table-row>
        <table:table-row>
          <table:table-cell table:style-name="Table1.A1" office:value-type="string">
            <text:p text:style-name="Table_20_Contents"><text:span text:style-name="Source_20_Text">datum::R_inf</text:span> </text:p>
          </table:table-cell>
          <table:table-cell table:style-name="Table1.A1" office:value-type="string">
            <text:p text:style-name="Table_20_Contents">  </text:p>
          </table:table-cell>
          <table:table-cell table:style-name="Table1.A1" office:value-type="string">
            <text:p text:style-name="Table_20_Contents">Rydberg constant (in reciprocal meters) </text:p>
          </table:table-cell>
        </table:table-row>
        <table:table-row>
          <table:table-cell table:style-name="Table1.A1" office:value-type="string">
            <text:p text:style-name="Table_20_Contents"><text:span text:style-name="Source_20_Text">datum::c_0</text:span> </text:p>
          </table:table-cell>
          <table:table-cell table:style-name="Table1.A1" office:value-type="string">
            <text:p text:style-name="Table_20_Contents">  </text:p>
          </table:table-cell>
          <table:table-cell table:style-name="Table1.A1" office:value-type="string">
            <text:p text:style-name="Table_20_Contents">speed of light in vacuum (in meters per second)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text:span text:style-name="Source_20_Text">datum::sigma</text:span> </text:p>
          </table:table-cell>
          <table:table-cell table:style-name="Table1.A1" office:value-type="string">
            <text:p text:style-name="Table_20_Contents">  </text:p>
          </table:table-cell>
          <table:table-cell table:style-name="Table1.A1" office:value-type="string">
            <text:p text:style-name="Table_20_Contents">Stefan-Boltzmann constant </text:p>
          </table:table-cell>
        </table:table-row>
        <table:table-row>
          <table:table-cell table:style-name="Table1.A1" office:value-type="string">
            <text:p text:style-name="Table_20_Contents"><text:span text:style-name="Source_20_Text">datum::R_k</text:span> </text:p>
          </table:table-cell>
          <table:table-cell table:style-name="Table1.A1" office:value-type="string">
            <text:p text:style-name="Table_20_Contents">  </text:p>
          </table:table-cell>
          <table:table-cell table:style-name="Table1.A1" office:value-type="string">
            <text:p text:style-name="Table_20_Contents">von Klitzing constant (in ohms) </text:p>
          </table:table-cell>
        </table:table-row>
        <table:table-row>
          <table:table-cell table:style-name="Table1.A1" office:value-type="string">
            <text:p text:style-name="Table_20_Contents"><text:span text:style-name="Source_20_Text">datum::b</text:span> </text:p>
          </table:table-cell>
          <table:table-cell table:style-name="Table1.A1" office:value-type="string">
            <text:p text:style-name="Table_20_Contents">  </text:p>
          </table:table-cell>
          <table:table-cell table:style-name="Table1.A1" office:value-type="string">
            <text:p text:style-name="Table_20_Contents">Wien wavelength displacement law constant </text:p>
          </table:table-cell>
        </table:table-row>
      </table:table>
      <text:list xml:id="list2438781971" text:style-name="L1">
        <text:list-header>
          <text:p text:style-name="P18"/>
        </text:list-header>
        <text:list-item>
          <text:p text:style-name="P18">The constants are stored in the <text:span text:style-name="T3">Datum&lt;type&gt;</text:span> class, where <text:span text:style-name="T3">type</text:span> is either <text:span text:style-name="T3">float</text:span> or <text:span text:style-name="T3">double</text:span>; <text:line-break/>for convenience, <text:span text:style-name="T3">Datum&lt;double&gt;</text:span> is typedefed as <text:span text:style-name="T3">datum</text:span>, and <text:span text:style-name="T3">Datum&lt;float&gt;</text:span> is typedefed as <text:span text:style-name="T3">fdatum</text:span> </text:p>
        </text:list-item>
        <text:list-item>
          <text:p text:style-name="P18"><text:span text:style-name="T1">Caveat:</text:span> <text:span text:style-name="Source_20_Text">datum::nan</text:span> is not equal to anything, even itself; to check whether a scalar <text:span text:style-name="T3">x</text:span> is finite, use <text:a xlink:type="simple" xlink:href="https://en.cppreference.com/w/cpp/numeric/math/isfinite" text:style-name="Internet_20_link" text:visited-style-name="Visited_20_Internet_20_Link">std::isfinite</text:a>(<text:span text:style-name="T3">x</text:span>) </text:p>
        </text:list-item>
        <text:list-item>
          <text:p text:style-name="P18">The physical constants were mainly taken from <text:a xlink:type="simple" xlink:href="https://physics.nist.gov/cuu/Constants" text:style-name="Internet_20_link" text:visited-style-name="Visited_20_Internet_20_Link">NIST 2022 CODATA values</text:a>, and some from <text:a xlink:type="simple" xlink:href="https://www.wolframalpha.com/" text:style-name="Internet_20_link" text:visited-style-name="Visited_20_Internet_20_Link">WolframAlpha</text:a> (as of 2009-06-23) </text:p>
        </text:list-item>
        <text:list-item>
          <text:p text:style-name="P17">Examples: </text:p>
          <text:list>
            <text:list-header>
              <text:p text:style-name="P1">cout &lt;&lt; "speed of light = " &lt;&lt; datum::c_0 &lt;&lt; endl;</text:p>
              <text:p text:style-name="P1"/>
              <text:p text:style-name="P1">cout &lt;&lt; "log_max for floats = ";</text:p>
              <text:p text:style-name="P1">cout &lt;&lt; fdatum::log_max &lt;&lt; endl;</text:p>
              <text:p text:style-name="P1"/>
              <text:p text:style-name="P1">cout &lt;&lt; "log_max for doubles = ";</text:p>
              <text:p text:style-name="P2">cout &lt;&lt; datum::log_max &lt;&lt; endl;</text:p>
            </text:list-header>
          </text:list>
        </text:list-item>
        <text:list-item>
          <text:p text:style-name="P18">See also: </text:p>
          <text:list>
            <text:list-item>
              <text:p text:style-name="P18"><text:a xlink:type="simple" xlink:href="https://arma.sourceforge.net/docs.html#is_finite" text:style-name="Internet_20_link" text:visited-style-name="Visited_20_Internet_20_Link">.is_finite()</text:a> </text:p>
            </text:list-item>
            <text:list-item>
              <text:p text:style-name="P18"><text:a xlink:type="simple" xlink:href="https://arma.sourceforge.net/docs.html#fill" text:style-name="Internet_20_link" text:visited-style-name="Visited_20_Internet_20_Link">.fill()</text:a> </text:p>
            </text:list-item>
            <text:list-item>
              <text:p text:style-name="P18"><text:a xlink:type="simple" xlink:href="https://en.wikipedia.org/wiki/NaN" text:style-name="Internet_20_link" text:visited-style-name="Visited_20_Internet_20_Link">NaN</text:a> in Wikipedia </text:p>
            </text:list-item>
            <text:list-item>
              <text:p text:style-name="P18"><text:a xlink:type="simple" xlink:href="https://en.wikipedia.org/wiki/Physical_constant" text:style-name="Internet_20_link" text:visited-style-name="Visited_20_Internet_20_Link">physical constant</text:a> in Wikipedia </text:p>
            </text:list-item>
            <text:list-item>
              <text:p text:style-name="P18"><text:a xlink:type="simple" xlink:href="https://en.wikipedia.org/wiki/Turn_(angle)" text:style-name="Internet_20_link" text:visited-style-name="Visited_20_Internet_20_Link">replacement of 2π with τ</text:a> in Wikipedia </text:p>
            </text:list-item>
            <text:list-item>
              <text:p text:style-name="P18"><text:a xlink:type="simple" xlink:href="https://tauday.com/tau-manifesto" text:style-name="Internet_20_link" text:visited-style-name="Visited_20_Internet_20_Link">The Tau Manifesto</text:a> by Michael Hartl </text:p>
            </text:list-item>
            <text:list-item>
              <text:p text:style-name="P18"><text:soft-page-break/><text:a xlink:type="simple" xlink:href="https://cplusplus.com/reference/limits/numeric_limits/" text:style-name="Internet_20_link" text:visited-style-name="Visited_20_Internet_20_Link">std::numeric_limits</text:a> in cplusplus.com </text:p>
            </text:list-item>
            <text:list-item>
              <text:p text:style-name="P18"><text:a xlink:type="simple" xlink:href="https://en.cppreference.com/w/cpp/types/numeric_limits" text:style-name="Internet_20_link" text:visited-style-name="Visited_20_Internet_20_Link">std::numeric_limits</text:a> in cppreference.com </text:p>
            </text:list-item>
          </text:list>
          <text:p text:style-name="P17"/>
        </text:list-item>
      </text:list>
      <text:p text:style-name="Horizontal_20_Line"/>
      <text:p text:style-name="P16"/>
      <text:p text:style-name="Text_20_body"><text:bookmark text:name="wall_clock"/><text:span text:style-name="T1">wall_clock</text:span> </text:p>
      <text:list xml:id="list4196557062" text:style-name="L2">
        <text:list-item>
          <text:p text:style-name="P20">Simple timer class for measuring the number of elapsed seconds </text:p>
        </text:list-item>
        <text:list-item>
          <text:p text:style-name="P19">An instance of the class has two member functions: </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ource_20_Text"><text:span text:style-name="T1">.tic()</text:span></text:span> </text:p>
          </table:table-cell>
          <table:table-cell table:style-name="Table2.A1" office:value-type="string">
            <text:p text:style-name="Table_20_Contents"> </text:p>
          </table:table-cell>
          <table:table-cell table:style-name="Table2.A1" office:value-type="string">
            <text:p text:style-name="Table_20_Contents">start the timer </text:p>
          </table:table-cell>
        </table:table-row>
        <table:table-row>
          <table:table-cell table:style-name="Table2.A1" office:value-type="string">
            <text:p text:style-name="Table_20_Contents"><text:span text:style-name="Source_20_Text"><text:span text:style-name="T1">.toc()</text:span></text:span> </text:p>
          </table:table-cell>
          <table:table-cell table:style-name="Table2.A1" office:value-type="string">
            <text:p text:style-name="Table_20_Contents"> </text:p>
          </table:table-cell>
          <table:table-cell table:style-name="Table2.A1" office:value-type="string">
            <text:p text:style-name="Table_20_Contents">return the number of seconds since the last call to <text:span text:style-name="Source_20_Text">.tic()</text:span> </text:p>
          </table:table-cell>
        </table:table-row>
      </table:table>
      <text:list xml:id="list30116581300846" text:continue-numbering="true" text:style-name="L2">
        <text:list-header>
          <text:p text:style-name="P20"/>
        </text:list-header>
        <text:list-item>
          <text:p text:style-name="P19">Examples: </text:p>
          <text:list>
            <text:list-header>
              <text:p text:style-name="P3">wall_clock timer;</text:p>
              <text:p text:style-name="P3"/>
              <text:p text:style-name="P3">timer.tic();</text:p>
              <text:p text:style-name="P3"/>
              <text:p text:style-name="P3">// ... do something ...</text:p>
              <text:p text:style-name="P3"/>
              <text:p text:style-name="P3">double n = timer.toc();</text:p>
              <text:p text:style-name="P3"/>
              <text:p text:style-name="P4">cout &lt;&lt; "number of seconds: " &lt;&lt; n &lt;&lt; endl;</text:p>
            </text:list-header>
          </text:list>
        </text:list-item>
        <text:list-item>
          <text:p text:style-name="P20">See also: </text:p>
          <text:list>
            <text:list-item>
              <text:p text:style-name="P19"><text:a xlink:type="simple" xlink:href="https://en.wikipedia.org/wiki/Elapsed_real_time" text:style-name="Internet_20_link" text:visited-style-name="Visited_20_Internet_20_Link">elapsed real time</text:a> in Wikipedia </text:p>
            </text:list-item>
          </text:list>
        </text:list-item>
      </text:list>
      <text:p text:style-name="P16"/>
      <text:p text:style-name="Horizontal_20_Line"/>
      <text:p text:style-name="P16"/>
      <text:p text:style-name="Text_20_body"><text:bookmark text:name="rng_seed"/><text:span text:style-name="T1">RNG seed setting</text:span> </text:p>
      <text:list xml:id="list3243612700" text:style-name="L3">
        <text:list-item>
          <text:p text:style-name="P21">There are two functions to change the seed used by the random number generator (RNG):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20_Text"><text:span text:style-name="T1">arma_rng::set_seed( value )</text:span></text:span> </text:p>
          </table:table-cell>
          <table:table-cell table:style-name="Table3.A1" office:value-type="string">
            <text:p text:style-name="Table_20_Contents"> </text:p>
          </table:table-cell>
          <table:table-cell table:style-name="Table3.A1" office:value-type="string">
            <text:p text:style-name="Table_20_Contents">set the RNG seed to the specified <text:span text:style-name="T3">value</text:span> </text:p>
          </table:table-cell>
        </table:table-row>
        <table:table-row>
          <table:table-cell table:style-name="Table3.A1" office:value-type="string">
            <text:p text:style-name="Table_20_Contents"><text:span text:style-name="Source_20_Text"><text:span text:style-name="T1">arma_rng::set_seed_random()</text:span></text:span> </text:p>
          </table:table-cell>
          <table:table-cell table:style-name="Table3.A1" office:value-type="string">
            <text:p text:style-name="Table_20_Contents"> </text:p>
          </table:table-cell>
          <table:table-cell table:style-name="Table3.A1" office:value-type="string">
            <text:p text:style-name="Table_20_Contents">set the RNG seed to a value drawn from <text:a xlink:type="simple" xlink:href="https://en.cppreference.com/w/cpp/numeric/random/random_device" text:style-name="Internet_20_link" text:visited-style-name="Visited_20_Internet_20_Link">std::random_device</text:a> (if the reported entropy is not zero), or <text:a xlink:type="simple" xlink:href="https://en.wikipedia.org/wiki//dev/random" text:style-name="Internet_20_link" text:visited-style-name="Visited_20_Internet_20_Link">/dev/urandom</text:a> (on Linux and macOS), or based on the current time (on systems without <text:span text:style-name="T3">/dev/urandom</text:span>) </text:p>
          </table:table-cell>
        </table:table-row>
      </table:table>
      <text:list xml:id="list30117180373642" text:continue-numbering="true" text:style-name="L3">
        <text:list-header>
          <text:p text:style-name="P22"/>
        </text:list-header>
        <text:list-item>
          <text:p text:style-name="P22">Since Armadillo 12.6.2, the default RNG on all systems is the 64-bit version of the <text:a xlink:type="simple" xlink:href="https://en.wikipedia.org/wiki/Mersenne_Twister" text:style-name="Internet_20_link" text:visited-style-name="Visited_20_Internet_20_Link">Mersenne Twister</text:a> (aka MT19937-64) </text:p>
        </text:list-item>
        <text:list-item>
          <text:p text:style-name="P22"><text:span text:style-name="T1">Caveat:</text:span> when using a multi-threading framework (such as OpenMP) and the underlying system supports the <text:a xlink:type="simple" xlink:href="https://en.cppreference.com/w/cpp/language/storage_duration" text:style-name="Internet_20_link" text:visited-style-name="Visited_20_Internet_20_Link">thread_local</text:a> storage specifier, the above functions change the seed only within the thread they are running on </text:p>
        </text:list-item>
        <text:list-item>
          <text:p text:style-name="P21">To change the seeds on all OpenMP threads to the same value, adapt the following code: </text:p>
          <text:p text:style-name="P5">#pragma omp parallel</text:p>
          <text:p text:style-name="P5"><text:s text:c="2"/>{</text:p>
          <text:p text:style-name="P5"><text:s text:c="2"/>arma_rng::set_seed(123);</text:p>
          <text:p text:style-name="P6"><text:soft-page-break/><text:s text:c="2"/>}</text:p>
          <text:p text:style-name="P22"/>
        </text:list-item>
        <text:list-item>
          <text:p text:style-name="P21">To change the seeds on all OpenMP threads to unique values, adapt the following code: </text:p>
          <text:p text:style-name="P5">std::atomic&lt;std::size_t&gt; counter(0);</text:p>
          <text:p text:style-name="P5"/>
          <text:p text:style-name="P5">#pragma omp parallel</text:p>
          <text:p text:style-name="P5"><text:s text:c="2"/>{</text:p>
          <text:p text:style-name="P5"><text:s text:c="2"/>arma_rng::set_seed(123 + counter++);</text:p>
          <text:p text:style-name="P6"><text:s text:c="2"/>}</text:p>
          <text:p text:style-name="P22"/>
        </text:list-item>
        <text:list-item>
          <text:p text:style-name="P22">See also: </text:p>
          <text:list>
            <text:list-item>
              <text:p text:style-name="P22"><text:a xlink:type="simple" xlink:href="https://arma.sourceforge.net/docs.html#randu" text:style-name="Internet_20_link" text:visited-style-name="Visited_20_Internet_20_Link">randu()</text:a>, <text:a xlink:type="simple" xlink:href="https://arma.sourceforge.net/docs.html#randn" text:style-name="Internet_20_link" text:visited-style-name="Visited_20_Internet_20_Link">randn()</text:a>, <text:a xlink:type="simple" xlink:href="https://arma.sourceforge.net/docs.html#randg" text:style-name="Internet_20_link" text:visited-style-name="Visited_20_Internet_20_Link">randg()</text:a>, <text:a xlink:type="simple" xlink:href="https://arma.sourceforge.net/docs.html#randi" text:style-name="Internet_20_link" text:visited-style-name="Visited_20_Internet_20_Link">randi()</text:a>, <text:a xlink:type="simple" xlink:href="https://arma.sourceforge.net/docs.html#sprandu_sprandn" text:style-name="Internet_20_link" text:visited-style-name="Visited_20_Internet_20_Link">sprandu()</text:a>, <text:a xlink:type="simple" xlink:href="https://arma.sourceforge.net/docs.html#sprandu_sprandn" text:style-name="Internet_20_link" text:visited-style-name="Visited_20_Internet_20_Link">sprandn()</text:a>, <text:a xlink:type="simple" xlink:href="https://arma.sourceforge.net/docs.html#shuffle" text:style-name="Internet_20_link" text:visited-style-name="Visited_20_Internet_20_Link">shuffle()</text:a>, <text:a xlink:type="simple" xlink:href="https://arma.sourceforge.net/docs.html#randperm" text:style-name="Internet_20_link" text:visited-style-name="Visited_20_Internet_20_Link">randperm()</text:a> </text:p>
            </text:list-item>
            <text:list-item>
              <text:p text:style-name="P22"><text:a xlink:type="simple" xlink:href="https://en.wikipedia.org/wiki/Pseudorandom_number_generator" text:style-name="Internet_20_link" text:visited-style-name="Visited_20_Internet_20_Link">Pseudo-random number generator</text:a> in Wikipedia </text:p>
            </text:list-item>
            <text:list-item>
              <text:p text:style-name="P22"><text:a xlink:type="simple" xlink:href="https://en.wikipedia.org/wiki/Mersenne_Twister" text:style-name="Internet_20_link" text:visited-style-name="Visited_20_Internet_20_Link">Mersenne Twister</text:a> in Wikipedia </text:p>
            </text:list-item>
            <text:list-item>
              <text:p text:style-name="P22"><text:a xlink:type="simple" xlink:href="https://en.wikipedia.org/wiki//dev/random" text:style-name="Internet_20_link" text:visited-style-name="Visited_20_Internet_20_Link">/dev/random</text:a> in Wikipedia </text:p>
            </text:list-item>
            <text:list-item>
              <text:p text:style-name="P22"><text:a xlink:type="simple" xlink:href="https://en.cppreference.com/w/cpp/numeric/random/mersenne_twister_engine" text:style-name="Internet_20_link" text:visited-style-name="Visited_20_Internet_20_Link">std::mersenne_twister_engine</text:a> in cppreference.com </text:p>
            </text:list-item>
            <text:list-item>
              <text:p text:style-name="P21"><text:a xlink:type="simple" xlink:href="https://en.cppreference.com/w/cpp/numeric/random/random_device" text:style-name="Internet_20_link" text:visited-style-name="Visited_20_Internet_20_Link">std::random_device</text:a> in cppreference.com </text:p>
            </text:list-item>
          </text:list>
        </text:list-item>
      </text:list>
      <text:p text:style-name="P16"/>
      <text:p text:style-name="Horizontal_20_Line"/>
      <text:p text:style-name="P16"/>
      <text:p text:style-name="Text_20_body"><text:bookmark text:name="output_streams"/><text:bookmark text:name="logging"/><text:span text:style-name="T1">output streams</text:span> </text:p>
      <text:list xml:id="list1593251965" text:style-name="L4">
        <text:list-item>
          <text:p text:style-name="P24">The default stream for printing matrices and cubes is <text:span text:style-name="Source_20_Text">std::cout</text:span> <text:line-break/>the stream can be changed via the <text:span text:style-name="Source_20_Text">ARMA_COUT_STREAM</text:span> define; see <text:a xlink:type="simple" xlink:href="https://arma.sourceforge.net/docs.html#config_hpp" text:style-name="Internet_20_link" text:visited-style-name="Visited_20_Internet_20_Link">config.hpp</text:a> </text:p>
        </text:list-item>
        <text:list-item>
          <text:p text:style-name="P24">The default stream for printing warnings and errors is <text:span text:style-name="Source_20_Text">std::cerr</text:span> <text:line-break/>the stream can be changed via the <text:span text:style-name="Source_20_Text">ARMA_CERR_STREAM</text:span> define; see <text:a xlink:type="simple" xlink:href="https://arma.sourceforge.net/docs.html#config_hpp" text:style-name="Internet_20_link" text:visited-style-name="Visited_20_Internet_20_Link">config.hpp</text:a> </text:p>
        </text:list-item>
        <text:list-item>
          <text:p text:style-name="P24">The degree of printed warnings is controlled by the <text:span text:style-name="Source_20_Text">ARMA_WARN_LEVEL</text:span> define; see <text:a xlink:type="simple" xlink:href="https://arma.sourceforge.net/docs.html#config_hpp" text:style-name="Internet_20_link" text:visited-style-name="Visited_20_Internet_20_Link">config.hpp</text:a> </text:p>
        </text:list-item>
        <text:list-item>
          <text:p text:style-name="P23">Example of changing the warning level: </text:p>
          <text:p text:style-name="P7">#define ARMA_WARN_LEVEL 1</text:p>
          <text:p text:style-name="P8">#include &lt;armadillo&gt;</text:p>
        </text:list-item>
        <text:list-item>
          <text:p text:style-name="P24">See also: </text:p>
          <text:list>
            <text:list-item>
              <text:p text:style-name="P24"><text:a xlink:type="simple" xlink:href="https://arma.sourceforge.net/docs.html#config_hpp" text:style-name="Internet_20_link" text:visited-style-name="Visited_20_Internet_20_Link">config.hpp</text:a> </text:p>
            </text:list-item>
            <text:list-item>
              <text:p text:style-name="P24"><text:a xlink:type="simple" xlink:href="https://arma.sourceforge.net/docs.html#print" text:style-name="Internet_20_link" text:visited-style-name="Visited_20_Internet_20_Link">.print()</text:a> </text:p>
            </text:list-item>
            <text:list-item>
              <text:p text:style-name="P24"><text:a xlink:type="simple" xlink:href="https://cplusplus.com/reference/iostream/cout/" text:style-name="Internet_20_link" text:visited-style-name="Visited_20_Internet_20_Link">std::cout</text:a> </text:p>
            </text:list-item>
            <text:list-item>
              <text:p text:style-name="P24"><text:a xlink:type="simple" xlink:href="https://cplusplus.com/reference/iostream/cerr/" text:style-name="Internet_20_link" text:visited-style-name="Visited_20_Internet_20_Link">std::cerr</text:a> </text:p>
            </text:list-item>
            <text:list-item>
              <text:p text:style-name="P24"><text:a xlink:type="simple" xlink:href="https://cplusplus.com/reference/ostream/ostream/" text:style-name="Internet_20_link" text:visited-style-name="Visited_20_Internet_20_Link">std::ostream</text:a> </text:p>
            </text:list-item>
          </text:list>
          <text:p text:style-name="P23"/>
        </text:list-item>
      </text:list>
      <text:p text:style-name="Horizontal_20_Line"/>
      <text:p text:style-name="P16"/>
      <text:p text:style-name="Text_20_body"><text:bookmark text:name="uword"/><text:span text:style-name="T1">uword</text:span>, <text:span text:style-name="T1">sword</text:span> </text:p>
      <text:list xml:id="list1603029773" text:style-name="L5">
        <text:list-item>
          <text:p text:style-name="P26"><text:span text:style-name="T3">uword</text:span> is a typedef for an unsigned integer type; it is used for matrix <text:a xlink:type="simple" xlink:href="https://arma.sourceforge.net/docs.html#element_access" text:style-name="Internet_20_link" text:visited-style-name="Visited_20_Internet_20_Link">indices</text:a> as well as all internal counters and loops </text:p>
        </text:list-item>
        <text:list-item>
          <text:p text:style-name="P26"><text:soft-page-break/><text:span text:style-name="T3">sword</text:span> is a typedef for a signed integer type </text:p>
        </text:list-item>
        <text:list-item>
          <text:p text:style-name="P26">The minimum width of both <text:span text:style-name="T3">uword</text:span> and <text:span text:style-name="T3">sword</text:span> is either 32 or 64 bits: </text:p>
          <text:list>
            <text:list-item>
              <text:p text:style-name="P26">the default width is 32 bits on 32-bit platforms </text:p>
            </text:list-item>
            <text:list-item>
              <text:p text:style-name="P26">the default width is 64 bits on 64-bit platforms </text:p>
            </text:list-item>
            <text:list-item>
              <text:p text:style-name="P26">the default width is 32 bits when using Armadillo in the R environment (via RcppArmadillo) on either 32-bit or 64-bit platforms </text:p>
            </text:list-item>
          </text:list>
          <text:p text:style-name="P26"/>
        </text:list-item>
        <text:list-item>
          <text:p text:style-name="P26">The width can also be forcefully set to 64 bits by enabling <text:a xlink:type="simple" xlink:href="https://arma.sourceforge.net/docs.html#config_hpp_arma_64bit_word" text:style-name="Internet_20_link" text:visited-style-name="Visited_20_Internet_20_Link"><text:span text:style-name="T3">ARMA_64BIT_WORD</text:span></text:a> via editing <text:span text:style-name="T3">include/armadillo_bits/config.hpp</text:span> </text:p>
        </text:list-item>
        <text:list-item>
          <text:p text:style-name="P26">See also: </text:p>
          <text:list>
            <text:list-item>
              <text:p text:style-name="P26"><text:a xlink:type="simple" xlink:href="https://cplusplus.com/doc/tutorial/variables/" text:style-name="Internet_20_link" text:visited-style-name="Visited_20_Internet_20_Link">C++ variable types</text:a> </text:p>
            </text:list-item>
            <text:list-item>
              <text:p text:style-name="P26"><text:a xlink:type="simple" xlink:href="https://cplusplus.com/doc/tutorial/other_data_types/" text:style-name="Internet_20_link" text:visited-style-name="Visited_20_Internet_20_Link">explanation of </text:a><text:a xlink:type="simple" xlink:href="https://cplusplus.com/doc/tutorial/other_data_types/" text:style-name="Internet_20_link" text:visited-style-name="Visited_20_Internet_20_Link"><text:span text:style-name="T3">typedef</text:span></text:a> </text:p>
            </text:list-item>
            <text:list-item>
              <text:p text:style-name="P26"><text:a xlink:type="simple" xlink:href="https://arma.sourceforge.net/docs.html#Mat" text:style-name="Internet_20_link" text:visited-style-name="Visited_20_Internet_20_Link">imat &amp; umat</text:a> matrix types </text:p>
            </text:list-item>
            <text:list-item>
              <text:p text:style-name="P26"><text:a xlink:type="simple" xlink:href="https://arma.sourceforge.net/docs.html#Col" text:style-name="Internet_20_link" text:visited-style-name="Visited_20_Internet_20_Link">ivec &amp; uvec</text:a> vector types </text:p>
            </text:list-item>
          </text:list>
          <text:p text:style-name="P25"/>
        </text:list-item>
      </text:list>
      <text:p text:style-name="Horizontal_20_Line"/>
      <text:p text:style-name="P16"/>
      <text:p text:style-name="Text_20_body"><text:bookmark text:name="cx_double"/><text:span text:style-name="T1">cx_double</text:span>, <text:span text:style-name="T1">cx_float</text:span> </text:p>
      <text:list xml:id="list3223834937" text:style-name="L6">
        <text:list-item>
          <text:p text:style-name="P27">Convenience short forms (typedefs) for complex element type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Source_20_Text"><text:span text:style-name="T1">cx_double</text:span></text:span> </text:p>
          </table:table-cell>
          <table:table-cell table:style-name="Table4.A1" office:value-type="string">
            <text:p text:style-name="Table_20_Contents"> </text:p>
          </table:table-cell>
          <table:table-cell table:style-name="Table4.A1" office:value-type="string">
            <text:p text:style-name="Table_20_Contents">equivalent to <text:span text:style-name="Source_20_Text">std::complex&lt;double&gt;</text:span> </text:p>
          </table:table-cell>
        </table:table-row>
        <table:table-row>
          <table:table-cell table:style-name="Table4.A1" office:value-type="string">
            <text:p text:style-name="Table_20_Contents"><text:span text:style-name="Source_20_Text"><text:span text:style-name="T1">cx_float</text:span></text:span> </text:p>
          </table:table-cell>
          <table:table-cell table:style-name="Table4.A1" office:value-type="string">
            <text:p text:style-name="Table_20_Contents"> </text:p>
          </table:table-cell>
          <table:table-cell table:style-name="Table4.A1" office:value-type="string">
            <text:p text:style-name="Table_20_Contents">equivalent to <text:span text:style-name="Source_20_Text">std::complex&lt;float&gt;</text:span> </text:p>
          </table:table-cell>
        </table:table-row>
      </table:table>
      <text:list xml:id="list30116569324748" text:continue-numbering="true" text:style-name="L6">
        <text:list-header>
          <text:p text:style-name="P28"/>
        </text:list-header>
        <text:list-item>
          <text:p text:style-name="P27">Example: </text:p>
          <text:list>
            <text:list-header>
              <text:p text:style-name="P9">cx_mat X(5, 5, fill::randu);</text:p>
              <text:p text:style-name="P9"/>
              <text:p text:style-name="P9">X(1,2) = cx_double(3.4, 5.6);</text:p>
              <text:p text:style-name="P9"/>
              <text:p text:style-name="P10">cx_double val = X(2,3);</text:p>
            </text:list-header>
          </text:list>
        </text:list-item>
        <text:list-item>
          <text:p text:style-name="P28">See also: </text:p>
          <text:list>
            <text:list-item>
              <text:p text:style-name="P28"><text:a xlink:type="simple" xlink:href="https://cplusplus.com/reference/complex/" text:style-name="Internet_20_link" text:visited-style-name="Visited_20_Internet_20_Link">complex numbers in the standard C++ library</text:a> </text:p>
            </text:list-item>
            <text:list-item>
              <text:p text:style-name="P28"><text:a xlink:type="simple" xlink:href="https://cplusplus.com/doc/tutorial/other_data_types/" text:style-name="Internet_20_link" text:visited-style-name="Visited_20_Internet_20_Link">explanation of </text:a><text:a xlink:type="simple" xlink:href="https://cplusplus.com/doc/tutorial/other_data_types/" text:style-name="Internet_20_link" text:visited-style-name="Visited_20_Internet_20_Link"><text:span text:style-name="T3">typedef</text:span></text:a> </text:p>
            </text:list-item>
            <text:list-item>
              <text:p text:style-name="P28"><text:a xlink:type="simple" xlink:href="https://arma.sourceforge.net/docs.html#Mat" text:style-name="Internet_20_link" text:visited-style-name="Visited_20_Internet_20_Link">cx_mat</text:a> matrix type </text:p>
            </text:list-item>
            <text:list-item>
              <text:p text:style-name="P28"><text:a xlink:type="simple" xlink:href="https://arma.sourceforge.net/docs.html#Col" text:style-name="Internet_20_link" text:visited-style-name="Visited_20_Internet_20_Link">cx_vec</text:a> vector type </text:p>
            </text:list-item>
          </text:list>
          <text:p text:style-name="P27"/>
        </text:list-item>
      </text:list>
      <text:p text:style-name="Horizontal_20_Line"/>
      <text:p text:style-name="P16"/>
      <text:p text:style-name="Text_20_body"><text:bookmark text:name="syntax"/><text:span text:style-name="T1">Examples of Matlab/Octave syntax and conceptually corresponding Armadillo syntax</text:span> </text:p>
      <table:table table:name="Table5" table:style-name="Table5">
        <table:table-column table:style-name="Table5.A"/>
        <table:table-column table:style-name="Table5.B"/>
        <table:table-column table:style-name="Table5.C"/>
        <table:table-column table:style-name="Table5.B"/>
        <table:table-column table:style-name="Table5.E"/>
        <table:table-row>
          <table:table-cell table:style-name="Table5.A1" office:value-type="string">
            <text:p text:style-name="Table_20_Contents"><text:span text:style-name="T1">Matlab/Octave</text:span> </text:p>
          </table:table-cell>
          <table:table-cell table:style-name="Table5.A1" office:value-type="string">
            <text:p text:style-name="Table_20_Contents">  </text:p>
          </table:table-cell>
          <table:table-cell table:style-name="Table5.A1" office:value-type="string">
            <text:p text:style-name="Table_20_Contents"><text:span text:style-name="T1">Armadillo</text:span> </text:p>
          </table:table-cell>
          <table:table-cell table:style-name="Table5.A1" office:value-type="string">
            <text:p text:style-name="Table_20_Contents">  </text:p>
          </table:table-cell>
          <table:table-cell table:style-name="Table5.A1" office:value-type="string">
            <text:p text:style-name="Table_20_Contents"><text:span text:style-name="T1">Notes</text:span>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1, 1)</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0, 0)</text:span> </text:p>
          </table:table-cell>
          <table:table-cell table:style-name="Table5.A1" office:value-type="string">
            <text:p text:style-name="Table_20_Contents">  </text:p>
          </table:table-cell>
          <table:table-cell table:style-name="Table5.A1" office:value-type="string">
            <text:p text:style-name="Table_20_Contents">indexing in Armadillo starts at 0 </text:p>
          </table:table-cell>
        </table:table-row>
        <table:table-row>
          <table:table-cell table:style-name="Table5.A1" office:value-type="string">
            <text:p text:style-name="Table_20_Contents"><text:span text:style-name="Source_20_Text">A(k, k)</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k-1, k-1)</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ext:soft-page-break/>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size(A,1)</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attributes" text:style-name="Internet_20_link" text:visited-style-name="Visited_20_Internet_20_Link"><text:span text:style-name="Source_20_Text">.n_rows</text:span></text:a> </text:p>
          </table:table-cell>
          <table:table-cell table:style-name="Table5.A1" office:value-type="string">
            <text:p text:style-name="Table_20_Contents">  </text:p>
          </table:table-cell>
          <table:table-cell table:style-name="Table5.A1" office:value-type="string">
            <text:p text:style-name="Table_20_Contents">read only </text:p>
          </table:table-cell>
        </table:table-row>
        <table:table-row>
          <table:table-cell table:style-name="Table5.A1" office:value-type="string">
            <text:p text:style-name="Table_20_Contents"><text:span text:style-name="Source_20_Text">size(A,2)</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attributes" text:style-name="Internet_20_link" text:visited-style-name="Visited_20_Internet_20_Link"><text:span text:style-name="Source_20_Text">.n_cols</text:span></text:a>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size(Q,3)</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Q</text:span><text:a xlink:type="simple" xlink:href="https://arma.sourceforge.net/docs.html#attributes" text:style-name="Internet_20_link" text:visited-style-name="Visited_20_Internet_20_Link"><text:span text:style-name="Source_20_Text">.n_slices</text:span></text:a> </text:p>
          </table:table-cell>
          <table:table-cell table:style-name="Table5.A1" office:value-type="string">
            <text:p text:style-name="Table_20_Contents">  </text:p>
          </table:table-cell>
          <table:table-cell table:style-name="Table5.A1" office:value-type="string">
            <text:p text:style-name="Table_20_Contents">Q is a <text:a xlink:type="simple" xlink:href="https://arma.sourceforge.net/docs.html#Cube" text:style-name="Internet_20_link" text:visited-style-name="Visited_20_Internet_20_Link">cube</text:a> (3D array) </text:p>
          </table:table-cell>
        </table:table-row>
        <table:table-row>
          <table:table-cell table:style-name="Table5.A1" office:value-type="string">
            <text:p text:style-name="Table_20_Contents"><text:span text:style-name="Source_20_Text">numel(A)</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attributes" text:style-name="Internet_20_link" text:visited-style-name="Visited_20_Internet_20_Link"><text:span text:style-name="Source_20_Text">.n_elem</text:span></text:a>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k)</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submat" text:style-name="Internet_20_link" text:visited-style-name="Visited_20_Internet_20_Link"><text:span text:style-name="Source_20_Text">.col</text:span></text:a><text:span text:style-name="Source_20_Text">(k)</text:span> </text:p>
          </table:table-cell>
          <table:table-cell table:style-name="Table5.A1" office:value-type="string">
            <text:p text:style-name="Table_20_Contents">  </text:p>
          </table:table-cell>
          <table:table-cell table:style-name="Table5.A1" office:value-type="string">
            <text:p text:style-name="Table_20_Contents">this is a conceptual example only; exact conversion from Matlab/Octave to Armadillo syntax will require taking into account that indexing starts at 0 </text:p>
          </table:table-cell>
        </table:table-row>
        <table:table-row>
          <table:table-cell table:style-name="Table5.A1" office:value-type="string">
            <text:p text:style-name="Table_20_Contents"><text:span text:style-name="Source_20_Text">A(k, :)</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submat" text:style-name="Internet_20_link" text:visited-style-name="Visited_20_Internet_20_Link"><text:span text:style-name="Source_20_Text">.row</text:span></text:a><text:span text:style-name="Source_20_Text">(k)</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p:q)</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submat" text:style-name="Internet_20_link" text:visited-style-name="Visited_20_Internet_20_Link"><text:span text:style-name="Source_20_Text">.cols</text:span></text:a><text:span text:style-name="Source_20_Text">(p, q)</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p:q, :)</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submat" text:style-name="Internet_20_link" text:visited-style-name="Visited_20_Internet_20_Link"><text:span text:style-name="Source_20_Text">.rows</text:span></text:a><text:span text:style-name="Source_20_Text">(p, q)</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p:q, r:s)</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 </text:span><text:a xlink:type="simple" xlink:href="https://arma.sourceforge.net/docs.html#submat" text:style-name="Internet_20_link" text:visited-style-name="Visited_20_Internet_20_Link"><text:span text:style-name="Source_20_Text">span</text:span></text:a><text:span text:style-name="Source_20_Text">(p,q), </text:span><text:a xlink:type="simple" xlink:href="https://arma.sourceforge.net/docs.html#submat" text:style-name="Internet_20_link" text:visited-style-name="Visited_20_Internet_20_Link"><text:span text:style-name="Source_20_Text">span</text:span></text:a><text:span text:style-name="Source_20_Text">(r,s) )</text:span> </text:p>
          </table:table-cell>
          <table:table-cell table:style-name="Table5.A1" office:value-type="string">
            <text:p text:style-name="Table_20_Contents">  </text:p>
          </table:table-cell>
          <table:table-cell table:style-name="Table5.A1" office:value-type="string">
            <text:p text:style-name="Table_20_Contents">A( span(first_row, last_row), span(first_col, last_col) )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Q(:, :, k)</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Q</text:span><text:a xlink:type="simple" xlink:href="https://arma.sourceforge.net/docs.html#subcube" text:style-name="Internet_20_link" text:visited-style-name="Visited_20_Internet_20_Link"><text:span text:style-name="Source_20_Text">.slice</text:span></text:a><text:span text:style-name="Source_20_Text">(k)</text:span> </text:p>
          </table:table-cell>
          <table:table-cell table:style-name="Table5.A1" office:value-type="string">
            <text:p text:style-name="Table_20_Contents">  </text:p>
          </table:table-cell>
          <table:table-cell table:style-name="Table5.A1" office:value-type="string">
            <text:p text:style-name="Table_20_Contents">Q is a <text:a xlink:type="simple" xlink:href="https://arma.sourceforge.net/docs.html#Cube" text:style-name="Internet_20_link" text:visited-style-name="Visited_20_Internet_20_Link">cube</text:a> (3D array) </text:p>
          </table:table-cell>
        </table:table-row>
        <table:table-row>
          <table:table-cell table:style-name="Table5.A1" office:value-type="string">
            <text:p text:style-name="Table_20_Contents"><text:span text:style-name="Source_20_Text">Q(:, :, t:u)</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Q</text:span><text:a xlink:type="simple" xlink:href="https://arma.sourceforge.net/docs.html#subcube" text:style-name="Internet_20_link" text:visited-style-name="Visited_20_Internet_20_Link"><text:span text:style-name="Source_20_Text">.slices</text:span></text:a><text:span text:style-name="Source_20_Text">(t, u)</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Q(p:q, r:s, t:u)</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text:span text:style-name="T4">Q( </text:span></text:span><text:a xlink:type="simple" xlink:href="https://arma.sourceforge.net/docs.html#subcube" text:style-name="Internet_20_link" text:visited-style-name="Visited_20_Internet_20_Link"><text:span text:style-name="Source_20_Text"><text:span text:style-name="T4">span</text:span></text:span></text:a><text:span text:style-name="Source_20_Text"><text:span text:style-name="T4">(p,q), </text:span></text:span><text:a xlink:type="simple" xlink:href="https://arma.sourceforge.net/docs.html#subcube" text:style-name="Internet_20_link" text:visited-style-name="Visited_20_Internet_20_Link"><text:span text:style-name="Source_20_Text"><text:span text:style-name="T4">span</text:span></text:span></text:a><text:span text:style-name="Source_20_Text"><text:span text:style-name="T4">(r,s), </text:span></text:span><text:a xlink:type="simple" xlink:href="https://arma.sourceforge.net/docs.html#subcube" text:style-name="Internet_20_link" text:visited-style-name="Visited_20_Internet_20_Link"><text:span text:style-name="Source_20_Text"><text:span text:style-name="T4">span</text:span></text:span></text:a><text:span text:style-name="Source_20_Text"><text:span text:style-name="T4">(t,u) )</text:span></text:span><text:span text:style-name="T4"> </text:span></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t_st_members" text:style-name="Internet_20_link" text:visited-style-name="Visited_20_Internet_20_Link"><text:span text:style-name="Source_20_Text">.t()</text:span></text:a><text:span text:style-name="Source_20_Text"> or </text:span><text:a xlink:type="simple" xlink:href="https://arma.sourceforge.net/docs.html#trans" text:style-name="Internet_20_link" text:visited-style-name="Visited_20_Internet_20_Link"><text:span text:style-name="Source_20_Text">trans</text:span></text:a><text:span text:style-name="Source_20_Text">(A)</text:span> </text:p>
          </table:table-cell>
          <table:table-cell table:style-name="Table5.A1" office:value-type="string">
            <text:p text:style-name="Table_20_Contents">  </text:p>
          </table:table-cell>
          <table:table-cell table:style-name="Table5.A1" office:value-type="string">
            <text:p text:style-name="Table_20_Contents">matrix transpose / Hermitian transpose <text:line-break/>(for complex matrices, the conjugate of each element is taken)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zeros(size(A))</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zeros_member" text:style-name="Internet_20_link" text:visited-style-name="Visited_20_Internet_20_Link"><text:span text:style-name="Source_20_Text">.zeros()</text:span></text:a>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ones(size(A))</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ones_member" text:style-name="Internet_20_link" text:visited-style-name="Visited_20_Internet_20_Link"><text:span text:style-name="Source_20_Text">ones()</text:span></text:a>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zeros(k)</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 = </text:span><text:a xlink:type="simple" xlink:href="https://arma.sourceforge.net/docs.html#zeros_standalone" text:style-name="Internet_20_link" text:visited-style-name="Visited_20_Internet_20_Link"><text:span text:style-name="Source_20_Text">zeros</text:span></text:a><text:span text:style-name="Source_20_Text">&lt;mat&gt;(k,k)</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ones(k)</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 = </text:span><text:a xlink:type="simple" xlink:href="https://arma.sourceforge.net/docs.html#ones_standalone" text:style-name="Internet_20_link" text:visited-style-name="Visited_20_Internet_20_Link"><text:span text:style-name="Source_20_Text">ones</text:span></text:a><text:span text:style-name="Source_20_Text">&lt;mat&gt;(k,k)</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C = complex(A,B)</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cx_mat C = </text:span><text:a xlink:type="simple" xlink:href="https://arma.sourceforge.net/docs.html#Mat" text:style-name="Internet_20_link" text:visited-style-name="Visited_20_Internet_20_Link"><text:span text:style-name="Source_20_Text">cx_mat</text:span></text:a><text:span text:style-name="Source_20_Text">(A,B)</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B</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 % B</text:span> </text:p>
          </table:table-cell>
          <table:table-cell table:style-name="Table5.A1" office:value-type="string">
            <text:p text:style-name="Table_20_Contents">  </text:p>
          </table:table-cell>
          <table:table-cell table:style-name="Table5.A1" office:value-type="string">
            <text:p text:style-name="Table_20_Contents"><text:a xlink:type="simple" xlink:href="https://arma.sourceforge.net/docs.html#operators" text:style-name="Internet_20_link" text:visited-style-name="Visited_20_Internet_20_Link">element-wise multiplication</text:a> </text:p>
          </table:table-cell>
        </table:table-row>
        <table:table-row>
          <table:table-cell table:style-name="Table5.A1" office:value-type="string">
            <text:p text:style-name="Table_20_Contents"><text:span text:style-name="Source_20_Text">A ./ B</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 / B</text:span> </text:p>
          </table:table-cell>
          <table:table-cell table:style-name="Table5.A1" office:value-type="string">
            <text:p text:style-name="Table_20_Contents">  </text:p>
          </table:table-cell>
          <table:table-cell table:style-name="Table5.A1" office:value-type="string">
            <text:p text:style-name="Table_20_Contents"><text:a xlink:type="simple" xlink:href="https://arma.sourceforge.net/docs.html#operators" text:style-name="Internet_20_link" text:visited-style-name="Visited_20_Internet_20_Link">element-wise division</text:a> </text:p>
          </table:table-cell>
        </table:table-row>
        <table:table-row>
          <table:table-cell table:style-name="Table5.A1" office:value-type="string">
            <text:p text:style-name="Table_20_Contents"><text:span text:style-name="Source_20_Text">A \ B</text:span> </text:p>
          </table:table-cell>
          <table:table-cell table:style-name="Table5.A1" office:value-type="string">
            <text:p text:style-name="Table_20_Contents">  </text:p>
          </table:table-cell>
          <table:table-cell table:style-name="Table5.A1" office:value-type="string">
            <text:p text:style-name="Table_20_Contents"><text:a xlink:type="simple" xlink:href="https://arma.sourceforge.net/docs.html#solve" text:style-name="Internet_20_link" text:visited-style-name="Visited_20_Internet_20_Link"><text:span text:style-name="Source_20_Text">solve</text:span></text:a><text:span text:style-name="Source_20_Text">(A,B)</text:span> </text:p>
          </table:table-cell>
          <table:table-cell table:style-name="Table5.A1" office:value-type="string">
            <text:p text:style-name="Table_20_Contents">  </text:p>
          </table:table-cell>
          <table:table-cell table:style-name="Table5.A1" office:value-type="string">
            <text:p text:style-name="Table_20_Contents">conceptually similar to <text:a xlink:type="simple" xlink:href="https://arma.sourceforge.net/docs.html#inv" text:style-name="Internet_20_link" text:visited-style-name="Visited_20_Internet_20_Link">inv</text:a>(A)*B, but more efficient </text:p>
          </table:table-cell>
        </table:table-row>
        <table:table-row>
          <table:table-cell table:style-name="Table5.A1" office:value-type="string">
            <text:p text:style-name="Table_20_Contents"><text:span text:style-name="Source_20_Text">A = A + 1;</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A - 1;</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ext:soft-page-break/>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 1 2; 3 4; ]</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 = { { 1, 2 },<text:line-break/>      { 3, 4 } }; </text:span></text:p>
          </table:table-cell>
          <table:table-cell table:style-name="Table5.A1" office:value-type="string">
            <text:p text:style-name="Table_20_Contents">  </text:p>
          </table:table-cell>
          <table:table-cell table:style-name="Table5.A1" office:value-type="string">
            <text:p text:style-name="Table_20_Contents"><text:a xlink:type="simple" xlink:href="https://arma.sourceforge.net/docs.html#element_initialisation" text:style-name="Internet_20_link" text:visited-style-name="Visited_20_Internet_20_Link">element initialisation</text:a>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X = A(:)</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X = </text:span><text:a xlink:type="simple" xlink:href="https://arma.sourceforge.net/docs.html#vectorise" text:style-name="Internet_20_link" text:visited-style-name="Visited_20_Internet_20_Link"><text:span text:style-name="Source_20_Text">vectorise</text:span></text:a><text:span text:style-name="Source_20_Text">(A)</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X = [ A  B ]</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X = </text:span><text:a xlink:type="simple" xlink:href="https://arma.sourceforge.net/docs.html#join" text:style-name="Internet_20_link" text:visited-style-name="Visited_20_Internet_20_Link"><text:span text:style-name="Source_20_Text">join_horiz</text:span></text:a><text:span text:style-name="Source_20_Text">(A,B)</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X = [ A; B ]</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X = </text:span><text:a xlink:type="simple" xlink:href="https://arma.sourceforge.net/docs.html#join" text:style-name="Internet_20_link" text:visited-style-name="Visited_20_Internet_20_Link"><text:span text:style-name="Source_20_Text">join_vert</text:span></text:a><text:span text:style-name="Source_20_Text">(A,B)</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cout </text:span><text:span text:style-name="Source_20_Text"><text:span text:style-name="T4">&lt;&lt;</text:span></text:span><text:span text:style-name="Source_20_Text"> A </text:span><text:span text:style-name="Source_20_Text"><text:span text:style-name="T4">&lt;&lt;</text:span></text:span><text:span text:style-name="Source_20_Text"> endl;</text:span> <text:line-break/><text:span text:style-name="T4">or</text:span> <text:line-break/><text:span text:style-name="Source_20_Text">A</text:span><text:a xlink:type="simple" xlink:href="https://arma.sourceforge.net/docs.html#print" text:style-name="Internet_20_link" text:visited-style-name="Visited_20_Internet_20_Link"><text:span text:style-name="Source_20_Text">.print</text:span></text:a><text:span text:style-name="Source_20_Text">("A =");</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save ‑ascii 'A.txt' A</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save_load_mat" text:style-name="Internet_20_link" text:visited-style-name="Visited_20_Internet_20_Link"><text:span text:style-name="Source_20_Text">.save</text:span></text:a><text:span text:style-name="Source_20_Text">("A.txt", raw_ascii);</text:span> </text:p>
          </table:table-cell>
          <table:table-cell table:style-name="Table5.A1" office:value-type="string">
            <text:p text:style-name="Table_20_Contents">  </text:p>
          </table:table-cell>
          <table:table-cell table:style-name="Table5.A1" office:value-type="string">
            <text:p text:style-name="Table_20_Contents">Matlab/Octave matrices saved as ascii are readable by Armadillo (and vice-versa) </text:p>
          </table:table-cell>
        </table:table-row>
        <table:table-row>
          <table:table-cell table:style-name="Table5.A1" office:value-type="string">
            <text:p text:style-name="Table_20_Contents"><text:span text:style-name="Source_20_Text">load ‑ascii 'A.txt'</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A</text:span><text:a xlink:type="simple" xlink:href="https://arma.sourceforge.net/docs.html#save_load_mat" text:style-name="Internet_20_link" text:visited-style-name="Visited_20_Internet_20_Link"><text:span text:style-name="Source_20_Text">.load</text:span></text:a><text:span text:style-name="Source_20_Text">("A.txt", raw_ascii);</text:span>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text:span text:style-name="Source_20_Text">A = randn(2,3); <text:line-break/>B = randn(4,5); <text:line-break/>F = { A; B }</text:span> </text:p>
          </table:table-cell>
          <table:table-cell table:style-name="Table5.A1" office:value-type="string">
            <text:p text:style-name="Table_20_Contents">  </text:p>
          </table:table-cell>
          <table:table-cell table:style-name="Table5.A1" office:value-type="string">
            <text:p text:style-name="Table_20_Contents"><text:span text:style-name="Source_20_Text">mat A = randn(2,3); <text:line-break/>mat B = randn(4,5); <text:line-break/></text:span><text:a xlink:type="simple" xlink:href="https://arma.sourceforge.net/docs.html#field" text:style-name="Internet_20_link" text:visited-style-name="Visited_20_Internet_20_Link"><text:span text:style-name="Source_20_Text">field</text:span></text:a><text:span text:style-name="Source_20_Text">&lt;mat&gt; F(2,1); <text:line-break/>F(0,0) = A; <text:line-break/>F(1,0) = B;</text:span> </text:p>
          </table:table-cell>
          <table:table-cell table:style-name="Table5.A1" office:value-type="string">
            <text:p text:style-name="Table_20_Contents">  </text:p>
          </table:table-cell>
          <table:table-cell table:style-name="Table5.A1" office:value-type="string">
            <text:p text:style-name="Table_20_Contents"><text:a xlink:type="simple" xlink:href="https://arma.sourceforge.net/docs.html#field" text:style-name="Internet_20_link" text:visited-style-name="Visited_20_Internet_20_Link">fields</text:a> store arbitrary objects, such as matrices </text:p>
          </table:table-cell>
        </table:table-row>
      </table:table>
      <text:p text:style-name="P16"/>
      <text:p text:style-name="Horizontal_20_Line"/>
      <text:p text:style-name="P16"/>
      <text:p text:style-name="Text_20_body"><text:bookmark text:name="example_prog"/><text:span text:style-name="T1">example program</text:span> </text:p>
      <text:list xml:id="list1311923384" text:style-name="L8">
        <text:list-header>
          <text:p text:style-name="P11">#include &lt;iostream&gt;</text:p>
          <text:p text:style-name="P11">#include &lt;armadillo&gt;</text:p>
          <text:p text:style-name="P11"/>
          <text:p text:style-name="P11">using namespace std;</text:p>
          <text:p text:style-name="P11">using namespace arma;</text:p>
          <text:p text:style-name="P11"/>
          <text:p text:style-name="P11">int main()</text:p>
          <text:p text:style-name="P11"><text:s text:c="2"/>{</text:p>
          <text:p text:style-name="P11"><text:s text:c="2"/>mat A(4, 5, fill::randu);</text:p>
          <text:p text:style-name="P11"><text:s text:c="2"/>mat B(4, 5, fill::randu);</text:p>
          <text:p text:style-name="P11"><text:s text:c="2"/></text:p>
          <text:p text:style-name="P11"><text:s text:c="2"/>cout &lt;&lt; A*B.t() &lt;&lt; endl;</text:p>
          <text:p text:style-name="P11"><text:s text:c="2"/></text:p>
          <text:p text:style-name="P11"><text:s text:c="2"/>return 0;</text:p>
          <text:p text:style-name="P12"><text:s text:c="2"/>}</text:p>
        </text:list-header>
        <text:list-item>
          <text:p text:style-name="P30"><text:soft-page-break/>If the above program is stored as <text:span text:style-name="T3">example.cpp</text:span>, under Linux and macOS it can be compiled using: </text:p>
          <text:list>
            <text:list-header>
              <text:p text:style-name="P30"><text:span text:style-name="Source_20_Text">g++ example.cpp -o example -std=c++11 -O2 -larmadillo</text:span></text:p>
            </text:list-header>
          </text:list>
          <text:p text:style-name="P30"/>
        </text:list-item>
        <text:list-item>
          <text:p text:style-name="P30">Armadillo extensively uses template meta-programming, so it's recommended to enable optimisation when compiling programs (eg. use the -O2 or -O3 options for GCC or clang) </text:p>
        </text:list-item>
        <text:list-item>
          <text:p text:style-name="P30">See the <text:a xlink:type="simple" xlink:href="https://arma.sourceforge.net/faq.html" text:style-name="Internet_20_link" text:visited-style-name="Visited_20_Internet_20_Link">Questions</text:a> page for more info on compiling and linking </text:p>
        </text:list-item>
        <text:list-item>
          <text:p text:style-name="P29">See also the example program that comes with the Armadillo archive </text:p>
        </text:list-item>
      </text:list>
      <text:p text:style-name="P16"/>
      <text:p text:style-name="Horizontal_20_Line"/>
      <text:p text:style-name="P16"/>
      <text:p text:style-name="Text_20_body"><text:bookmark text:name="config_hpp"/><text:span text:style-name="T1">config.hpp</text:span> </text:p>
      <text:list xml:id="list440633130" text:style-name="L9">
        <text:list-item>
          <text:p text:style-name="P32">Armadillo can be configured via editing the file <text:span text:style-name="T3">include/armadillo_bits/config.hpp</text:span> </text:p>
        </text:list-item>
        <text:list-item>
          <text:p text:style-name="P32">Specific functionality can be enabled or disabled by uncommenting or commenting out a particular <text:span text:style-name="T3">#define</text:span>, listed below. </text:p>
        </text:list-item>
        <text:list-item>
          <text:p text:style-name="P32">Some options can also be specified by explicitly defining them <text:span text:style-name="T1">before</text:span> including the armadillo header. </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ource_20_Text">ARMA_DONT_USE_WRAPPER</text:span> </text:p>
          </table:table-cell>
          <table:table-cell table:style-name="Table6.A1" office:value-type="string">
            <text:p text:style-name="Table_20_Contents">  </text:p>
          </table:table-cell>
          <table:table-cell table:style-name="Table6.A1" office:value-type="string">
            <text:p text:style-name="Table_20_Contents">Disable going through the run-time Armadillo wrapper library (<text:span text:style-name="T3">libarmadillo.so</text:span>) when calling LAPACK, BLAS, ARPACK, and SuperLU functions. You will need to directly link with BLAS, LAPACK, etc (eg. <text:span text:style-name="Source_20_Text"><text:span text:style-name="T3">-lblas -llapack</text:span></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LAPACK</text:span> </text:p>
          </table:table-cell>
          <table:table-cell table:style-name="Table6.A1" office:value-type="string">
            <text:p text:style-name="Table_20_Contents">  </text:p>
          </table:table-cell>
          <table:table-cell table:style-name="Table6.A1" office:value-type="string">
            <text:p text:style-name="Table_20_Contents">Enable use of LAPACK, or a high-speed replacement for LAPACK (eg. OpenBLAS, Intel MKL, or the Accelerate framework). Armadillo requires LAPACK for functions such as <text:a xlink:type="simple" xlink:href="https://arma.sourceforge.net/docs.html#svd" text:style-name="Internet_20_link" text:visited-style-name="Visited_20_Internet_20_Link">svd()</text:a>, <text:a xlink:type="simple" xlink:href="https://arma.sourceforge.net/docs.html#inv" text:style-name="Internet_20_link" text:visited-style-name="Visited_20_Internet_20_Link">inv()</text:a>, <text:a xlink:type="simple" xlink:href="https://arma.sourceforge.net/docs.html#eig_sym" text:style-name="Internet_20_link" text:visited-style-name="Visited_20_Internet_20_Link">eig_sym()</text:a>, <text:a xlink:type="simple" xlink:href="https://arma.sourceforge.net/docs.html#solve" text:style-name="Internet_20_link" text:visited-style-name="Visited_20_Internet_20_Link">solve()</text:a>, etc.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LAPACK</text:span> </text:p>
          </table:table-cell>
          <table:table-cell table:style-name="Table6.A1" office:value-type="string">
            <text:p text:style-name="Table_20_Contents">  </text:p>
          </table:table-cell>
          <table:table-cell table:style-name="Table6.A1" office:value-type="string">
            <text:p text:style-name="Table_20_Contents">Disable use of LAPACK; overrides <text:span text:style-name="T3">ARMA_USE_LAPACK</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BLAS</text:span> </text:p>
          </table:table-cell>
          <table:table-cell table:style-name="Table6.A1" office:value-type="string">
            <text:p text:style-name="Table_20_Contents">  </text:p>
          </table:table-cell>
          <table:table-cell table:style-name="Table6.A1" office:value-type="string">
            <text:p text:style-name="Table_20_Contents">Enable use of BLAS, or a high-speed replacement for BLAS (eg. OpenBLAS, Intel MKL, or the Accelerate framework). BLAS is used for <text:a xlink:type="simple" xlink:href="https://arma.sourceforge.net/docs.html#operators" text:style-name="Internet_20_link" text:visited-style-name="Visited_20_Internet_20_Link">matrix multiplication</text:a>. Without BLAS, Armadillo will use a built-in matrix multiplication routine, which might be slower for large matrices.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BLAS</text:span> </text:p>
          </table:table-cell>
          <table:table-cell table:style-name="Table6.A1" office:value-type="string">
            <text:p text:style-name="Table_20_Contents">  </text:p>
          </table:table-cell>
          <table:table-cell table:style-name="Table6.A1" office:value-type="string">
            <text:p text:style-name="Table_20_Contents">Disable use of BLAS; overrides <text:span text:style-name="T3">ARMA_USE_BLAS</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NEWARP</text:span> </text:p>
          </table:table-cell>
          <table:table-cell table:style-name="Table6.A1" office:value-type="string">
            <text:p text:style-name="Table_20_Contents">  </text:p>
          </table:table-cell>
          <table:table-cell table:style-name="Table6.A1" office:value-type="string">
            <text:p text:style-name="Table_20_Contents">Enable use of NEWARP (built-in alternative to ARPACK). This is used for the eigen decomposition of real (non-complex) sparse matrices, ie. <text:a xlink:type="simple" xlink:href="https://arma.sourceforge.net/docs.html#eigs_gen" text:style-name="Internet_20_link" text:visited-style-name="Visited_20_Internet_20_Link">eigs_gen()</text:a>, <text:a xlink:type="simple" xlink:href="https://arma.sourceforge.net/docs.html#eigs_sym" text:style-name="Internet_20_link" text:visited-style-name="Visited_20_Internet_20_Link">eigs_sym()</text:a> and <text:a xlink:type="simple" xlink:href="https://arma.sourceforge.net/docs.html#svds" text:style-name="Internet_20_link" text:visited-style-name="Visited_20_Internet_20_Link">svds().</text:a> Requires ARMA_USE_LAPACK to be enabled. If use of both NEWARP and ARPACK is enabled, NEWARP will be preferred.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ext:soft-page-break/>
        <table:table-row>
          <table:table-cell table:style-name="Table6.A1" office:value-type="string">
            <text:p text:style-name="Table_20_Contents"><text:span text:style-name="Source_20_Text">ARMA_DONT_USE_NEWARP</text:span> </text:p>
          </table:table-cell>
          <table:table-cell table:style-name="Table6.A1" office:value-type="string">
            <text:p text:style-name="Table_20_Contents">  </text:p>
          </table:table-cell>
          <table:table-cell table:style-name="Table6.A1" office:value-type="string">
            <text:p text:style-name="Table_20_Contents">Disable use of NEWARP (built-in alternative to ARPACK); overrides <text:span text:style-name="T3">ARMA_USE_NEWARP</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ARPACK</text:span> </text:p>
          </table:table-cell>
          <table:table-cell table:style-name="Table6.A1" office:value-type="string">
            <text:p text:style-name="Table_20_Contents">  </text:p>
          </table:table-cell>
          <table:table-cell table:style-name="Table6.A1" office:value-type="string">
            <text:p text:style-name="Table_20_Contents">Enable use of ARPACK, or a high-speed replacement for ARPACK. Armadillo requires ARPACK for the eigen decomposition of complex sparse matrices, ie. <text:a xlink:type="simple" xlink:href="https://arma.sourceforge.net/docs.html#eigs_gen" text:style-name="Internet_20_link" text:visited-style-name="Visited_20_Internet_20_Link">eigs_gen()</text:a>, <text:a xlink:type="simple" xlink:href="https://arma.sourceforge.net/docs.html#eigs_sym" text:style-name="Internet_20_link" text:visited-style-name="Visited_20_Internet_20_Link">eigs_sym()</text:a> and <text:a xlink:type="simple" xlink:href="https://arma.sourceforge.net/docs.html#svds" text:style-name="Internet_20_link" text:visited-style-name="Visited_20_Internet_20_Link">svds()</text:a>. If use of NEWARP is disabled, ARPACK will also be used for the eigen decomposition of real sparse matrices.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ARPACK</text:span> </text:p>
          </table:table-cell>
          <table:table-cell table:style-name="Table6.A1" office:value-type="string">
            <text:p text:style-name="Table_20_Contents">  </text:p>
          </table:table-cell>
          <table:table-cell table:style-name="Table6.A1" office:value-type="string">
            <text:p text:style-name="Table_20_Contents">Disable use of ARPACK; overrides <text:span text:style-name="T3">ARMA_USE_ARPACK</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SUPERLU</text:span> </text:p>
          </table:table-cell>
          <table:table-cell table:style-name="Table6.A1" office:value-type="string">
            <text:p text:style-name="Table_20_Contents">  </text:p>
          </table:table-cell>
          <table:table-cell table:style-name="Table6.A1" office:value-type="string">
            <text:p text:style-name="Table_20_Contents">Enable use of SuperLU, which is used by <text:a xlink:type="simple" xlink:href="https://arma.sourceforge.net/docs.html#spsolve" text:style-name="Internet_20_link" text:visited-style-name="Visited_20_Internet_20_Link">spsolve()</text:a> for finding the solutions of sparse systems, as well as <text:a xlink:type="simple" xlink:href="https://arma.sourceforge.net/docs.html#eigs_sym" text:style-name="Internet_20_link" text:visited-style-name="Visited_20_Internet_20_Link">eigs_sym()</text:a> and <text:a xlink:type="simple" xlink:href="https://arma.sourceforge.net/docs.html#eigs_gen" text:style-name="Internet_20_link" text:visited-style-name="Visited_20_Internet_20_Link">eigs_gen()</text:a> in shift-invert mode. You will need to link with the superlu library, for example <text:span text:style-name="Source_20_Text"><text:span text:style-name="T3">-lsuperlu</text:span></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SUPERLU</text:span> </text:p>
          </table:table-cell>
          <table:table-cell table:style-name="Table6.A1" office:value-type="string">
            <text:p text:style-name="Table_20_Contents">  </text:p>
          </table:table-cell>
          <table:table-cell table:style-name="Table6.A1" office:value-type="string">
            <text:p text:style-name="Table_20_Contents">Disable use of SuperLU; overrides <text:span text:style-name="T3">ARMA_USE_SUPERLU</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HDF5</text:span> </text:p>
          </table:table-cell>
          <table:table-cell table:style-name="Table6.A1" office:value-type="string">
            <text:p text:style-name="Table_20_Contents">  </text:p>
          </table:table-cell>
          <table:table-cell table:style-name="Table6.A1" office:value-type="string">
            <text:p text:style-name="Table_20_Contents">Enable the ability to <text:a xlink:type="simple" xlink:href="https://arma.sourceforge.net/docs.html#save_load_mat" text:style-name="Internet_20_link" text:visited-style-name="Visited_20_Internet_20_Link">save and load</text:a> matrices stored in the HDF5 format; the <text:span text:style-name="T3">hdf5.h</text:span> header file must be available on your system and you will need to link with the hdf5 library (eg. <text:span text:style-name="Source_20_Text"><text:span text:style-name="T3">-lhdf5</text:span></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HDF5</text:span> </text:p>
          </table:table-cell>
          <table:table-cell table:style-name="Table6.A1" office:value-type="string">
            <text:p text:style-name="Table_20_Contents">  </text:p>
          </table:table-cell>
          <table:table-cell table:style-name="Table6.A1" office:value-type="string">
            <text:p text:style-name="Table_20_Contents">Disable the use of the HDF5 library; overrides <text:span text:style-name="T3">ARMA_USE_HDF5</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FFTW3</text:span> </text:p>
          </table:table-cell>
          <table:table-cell table:style-name="Table6.A1" office:value-type="string">
            <text:p text:style-name="Table_20_Contents">  </text:p>
          </table:table-cell>
          <table:table-cell table:style-name="Table6.A1" office:value-type="string">
            <text:p text:style-name="Table_20_Contents">Enable use of the FFTW3 library by <text:a xlink:type="simple" xlink:href="https://arma.sourceforge.net/docs.html#fft" text:style-name="Internet_20_link" text:visited-style-name="Visited_20_Internet_20_Link">fft()</text:a> and <text:a xlink:type="simple" xlink:href="https://arma.sourceforge.net/docs.html#fft" text:style-name="Internet_20_link" text:visited-style-name="Visited_20_Internet_20_Link">ifft()</text:a>; you will need to link with the FFTW3 library (eg. <text:span text:style-name="Source_20_Text"><text:span text:style-name="T3">-lfftw3</text:span></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FFTW3</text:span> </text:p>
          </table:table-cell>
          <table:table-cell table:style-name="Table6.A1" office:value-type="string">
            <text:p text:style-name="Table_20_Contents">  </text:p>
          </table:table-cell>
          <table:table-cell table:style-name="Table6.A1" office:value-type="string">
            <text:p text:style-name="Table_20_Contents">Disable the use of the FFTW3 library; overrides <text:span text:style-name="T3">ARMA_USE_FFTW3</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STD_MUTEX</text:span> </text:p>
          </table:table-cell>
          <table:table-cell table:style-name="Table6.A1" office:value-type="string">
            <text:p text:style-name="Table_20_Contents">  </text:p>
          </table:table-cell>
          <table:table-cell table:style-name="Table6.A1" office:value-type="string">
            <text:p text:style-name="Table_20_Contents">Disable use of <text:span text:style-name="T3">std::mutex</text:span>; applicable if your compiler and/or environment doesn't support <text:span text:style-name="T3">std::mutex</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OPTIMISE_BAND</text:span> </text:p>
          </table:table-cell>
          <table:table-cell table:style-name="Table6.A1" office:value-type="string">
            <text:p text:style-name="Table_20_Contents">  </text:p>
          </table:table-cell>
          <table:table-cell table:style-name="Table6.A1" office:value-type="string">
            <text:p text:style-name="Table_20_Contents">Disable automatically optimised handling of band matrices by <text:a xlink:type="simple" xlink:href="https://arma.sourceforge.net/docs.html#solve" text:style-name="Internet_20_link" text:visited-style-name="Visited_20_Internet_20_Link">solve()</text:a> and <text:a xlink:type="simple" xlink:href="https://arma.sourceforge.net/docs.html#chol" text:style-name="Internet_20_link" text:visited-style-name="Visited_20_Internet_20_Link">chol()</text:a>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OPTIMISE_SYMPD</text:span> </text:p>
          </table:table-cell>
          <table:table-cell table:style-name="Table6.A1" office:value-type="string">
            <text:p text:style-name="Table_20_Contents">  </text:p>
          </table:table-cell>
          <table:table-cell table:style-name="Table6.A1" office:value-type="string">
            <text:p text:style-name="Table_20_Contents">Disable automatically optimised handling of symmetric/hermitian positive definite matrices by <text:a xlink:type="simple" xlink:href="https://arma.sourceforge.net/docs.html#solve" text:style-name="Internet_20_link" text:visited-style-name="Visited_20_Internet_20_Link">solve()</text:a>, <text:a xlink:type="simple" xlink:href="https://arma.sourceforge.net/docs.html#inv" text:style-name="Internet_20_link" text:visited-style-name="Visited_20_Internet_20_Link">inv()</text:a>, <text:a xlink:type="simple" xlink:href="https://arma.sourceforge.net/docs.html#pinv" text:style-name="Internet_20_link" text:visited-style-name="Visited_20_Internet_20_Link">pinv()</text:a>, <text:a xlink:type="simple" xlink:href="https://arma.sourceforge.net/docs.html#expmat" text:style-name="Internet_20_link" text:visited-style-name="Visited_20_Internet_20_Link">expmat()</text:a>, <text:a xlink:type="simple" xlink:href="https://arma.sourceforge.net/docs.html#logmat" text:style-name="Internet_20_link" text:visited-style-name="Visited_20_Internet_20_Link">logmat()</text:a>, <text:a xlink:type="simple" xlink:href="https://arma.sourceforge.net/docs.html#sqrtmat" text:style-name="Internet_20_link" text:visited-style-name="Visited_20_Internet_20_Link">sqrtmat()</text:a>, <text:a xlink:type="simple" xlink:href="https://arma.sourceforge.net/docs.html#powmat" text:style-name="Internet_20_link" text:visited-style-name="Visited_20_Internet_20_Link">powmat()</text:a>, <text:a xlink:type="simple" xlink:href="https://arma.sourceforge.net/docs.html#rcond" text:style-name="Internet_20_link" text:visited-style-name="Visited_20_Internet_20_Link">rcond()</text:a>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OPENMP</text:span> </text:p>
          </table:table-cell>
          <table:table-cell table:style-name="Table6.A1" office:value-type="string">
            <text:p text:style-name="Table_20_Contents">  </text:p>
          </table:table-cell>
          <table:table-cell table:style-name="Table6.A1" office:value-type="string">
            <text:p text:style-name="Table_20_Contents">Use OpenMP for parallelisation of computationally expensive element-wise operations (such as <text:a xlink:type="simple" xlink:href="https://arma.sourceforge.net/docs.html#misc_fns" text:style-name="Internet_20_link" text:visited-style-name="Visited_20_Internet_20_Link">exp()</text:a>, <text:a xlink:type="simple" xlink:href="https://arma.sourceforge.net/docs.html#misc_fns" text:style-name="Internet_20_link" text:visited-style-name="Visited_20_Internet_20_Link">log()</text:a>, <text:a xlink:type="simple" xlink:href="https://arma.sourceforge.net/docs.html#trig_fns" text:style-name="Internet_20_link" text:visited-style-name="Visited_20_Internet_20_Link">cos()</text:a>, etc). Automatically enabled when using a compiler which has OpenMP <text:soft-page-break/>3.1+ active (eg. the <text:span text:style-name="Source_20_Text">-fopenmp</text:span> option for gcc and clang).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OPENMP</text:span> </text:p>
          </table:table-cell>
          <table:table-cell table:style-name="Table6.A1" office:value-type="string">
            <text:p text:style-name="Table_20_Contents">  </text:p>
          </table:table-cell>
          <table:table-cell table:style-name="Table6.A1" office:value-type="string">
            <text:p text:style-name="Table_20_Contents">Disable use of OpenMP for parallelisation of element-wise operations; overrides <text:span text:style-name="T3">ARMA_USE_OPENMP</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OPENMP_THRESHOLD</text:span> </text:p>
          </table:table-cell>
          <table:table-cell table:style-name="Table6.A1" office:value-type="string">
            <text:p text:style-name="Table_20_Contents">  </text:p>
          </table:table-cell>
          <table:table-cell table:style-name="Table6.A1" office:value-type="string">
            <text:p text:style-name="Table_20_Contents">The minimum number of elements in a matrix to enable OpenMP based parallelisation of computationally expensive element-wise functions; default value is 320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OPENMP_THREADS</text:span> </text:p>
          </table:table-cell>
          <table:table-cell table:style-name="Table6.A1" office:value-type="string">
            <text:p text:style-name="Table_20_Contents">  </text:p>
          </table:table-cell>
          <table:table-cell table:style-name="Table6.A1" office:value-type="string">
            <text:p text:style-name="Table_20_Contents">The maximum number of threads for OpenMP based parallelisation of computationally expensive element-wise functions; default value is 8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BLAS_CAPITALS</text:span> </text:p>
          </table:table-cell>
          <table:table-cell table:style-name="Table6.A1" office:value-type="string">
            <text:p text:style-name="Table_20_Contents">  </text:p>
          </table:table-cell>
          <table:table-cell table:style-name="Table6.A1" office:value-type="string">
            <text:p text:style-name="Table_20_Contents">Use capitalised (uppercase) BLAS and LAPACK function names (eg. DGEMM vs dgemm)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BLAS_UNDERSCORE</text:span> </text:p>
          </table:table-cell>
          <table:table-cell table:style-name="Table6.A1" office:value-type="string">
            <text:p text:style-name="Table_20_Contents">  </text:p>
          </table:table-cell>
          <table:table-cell table:style-name="Table6.A1" office:value-type="string">
            <text:p text:style-name="Table_20_Contents">Append an underscore to BLAS and LAPACK function names (eg. dgemm_ vs dgemm). Enabled by default.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BLAS_LONG_LONG</text:span> </text:p>
          </table:table-cell>
          <table:table-cell table:style-name="Table6.A1" office:value-type="string">
            <text:p text:style-name="Table_20_Contents">  </text:p>
          </table:table-cell>
          <table:table-cell table:style-name="Table6.A1" office:value-type="string">
            <text:p text:style-name="Table_20_Contents">Use "long long" instead of "int" when calling BLAS and LAPACK functions; the "long long" type is a 64 bit integer type on all platforms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FORTRAN_HIDDEN_ARGS</text:span> </text:p>
          </table:table-cell>
          <table:table-cell table:style-name="Table6.A1" office:value-type="string">
            <text:p text:style-name="Table_20_Contents">  </text:p>
          </table:table-cell>
          <table:table-cell table:style-name="Table6.A1" office:value-type="string">
            <text:p text:style-name="Table_20_Contents">Use so-called "hidden arguments" when calling BLAS and LAPACK functions. Enabled by default. See Fortran <text:a xlink:type="simple" xlink:href="https://gcc.gnu.org/onlinedocs/gfortran/Argument-passing-conventions.html" text:style-name="Internet_20_link" text:visited-style-name="Visited_20_Internet_20_Link">argument passing conventions</text:a> for more details.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DONT_USE_FORTRAN_HIDDEN_ARGS</text:span> </text:p>
          </table:table-cell>
          <table:table-cell table:style-name="Table6.A1" office:value-type="string">
            <text:p text:style-name="Table_20_Contents">  </text:p>
          </table:table-cell>
          <table:table-cell table:style-name="Table6.A1" office:value-type="string">
            <text:p text:style-name="Table_20_Contents">Disable use of so-called "hidden arguments" when calling BLAS and LAPACK functions. May be necessary when using Armadillo in conjunction with broken MKL headers (eg. if you have <text:span text:style-name="Source_20_Text">#include "mkl_lapack.h"</text:span> in your code).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TBB_ALLOC</text:span> </text:p>
          </table:table-cell>
          <table:table-cell table:style-name="Table6.A1" office:value-type="string">
            <text:p text:style-name="Table_20_Contents">  </text:p>
          </table:table-cell>
          <table:table-cell table:style-name="Table6.A1" office:value-type="string">
            <text:p text:style-name="Table_20_Contents">Use Intel TBB <text:span text:style-name="T3">scalable_malloc()</text:span> and <text:span text:style-name="T3">scalable_free()</text:span> instead of standard <text:span text:style-name="T3">malloc()</text:span> and <text:span text:style-name="T3">free()</text:span> for managing matrix memory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MKL_ALLOC</text:span> </text:p>
          </table:table-cell>
          <table:table-cell table:style-name="Table6.A1" office:value-type="string">
            <text:p text:style-name="Table_20_Contents">  </text:p>
          </table:table-cell>
          <table:table-cell table:style-name="Table6.A1" office:value-type="string">
            <text:p text:style-name="Table_20_Contents">Use Intel MKL <text:span text:style-name="T3">mkl_malloc()</text:span> and <text:span text:style-name="T3">mkl_free()</text:span> instead of standard <text:span text:style-name="T3">malloc()</text:span> and <text:span text:style-name="T3">free()</text:span> for managing matrix memory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USE_MKL_TYPES</text:span> </text:p>
          </table:table-cell>
          <table:table-cell table:style-name="Table6.A1" office:value-type="string">
            <text:p text:style-name="Table_20_Contents">  </text:p>
          </table:table-cell>
          <table:table-cell table:style-name="Table6.A1" office:value-type="string">
            <text:p text:style-name="Table_20_Contents">Use Intel MKL types for complex numbers. You will need to include appropriate MKL headers before the Armadillo header. You may also need to enable one or more of the following options: <text:span text:style-name="Source_20_Text">ARMA_BLAS_LONG_LONG</text:span>, <text:span text:style-name="Source_20_Text">ARMA_DONT_USE_FORTRAN_HIDDEN_ARGS</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bookmark text:name="config_hpp_arma_64bit_word"/><text:span text:style-name="Source_20_Text">ARMA_64BIT_WORD</text:span> </text:p>
          </table:table-cell>
          <table:table-cell table:style-name="Table6.A1" office:value-type="string">
            <text:p text:style-name="Table_20_Contents">  </text:p>
          </table:table-cell>
          <table:table-cell table:style-name="Table6.A1" office:value-type="string">
            <text:p text:style-name="Table_20_Contents">Use 64 bit integers for matrix and vector sizes. Automatically enabled when using a 64-bit platform, except when using Armadillo in the R environment (via RcppArmadillo). Useful if matrices/vectors capable of holding more than 4 billion elements are required. This can also be <text:soft-page-break/>enabled by adding <text:span text:style-name="Source_20_Text">#define ARMA_64BIT_WORD</text:span> before each instance of <text:span text:style-name="Source_20_Text">#include &lt;armadillo&gt;</text:span>. <text:line-break/>See also the <text:span text:style-name="Source_20_Text">ARMA_BLAS_LONG_LONG</text:span> optio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MAT_PREALLOC</text:span> </text:p>
          </table:table-cell>
          <table:table-cell table:style-name="Table6.A1" office:value-type="string">
            <text:p text:style-name="Table_20_Contents">  </text:p>
          </table:table-cell>
          <table:table-cell table:style-name="Table6.A1" office:value-type="string">
            <text:p text:style-name="Table_20_Contents">The number of pre-allocated elements used by matrices and vectors. Must be always enabled and set to an integer that is at least 1. By default set to 16. If you mainly use lots of very small vectors (eg. ≤ 4 elements), change the number to the size of your vectors.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COUT_STREAM</text:span> </text:p>
          </table:table-cell>
          <table:table-cell table:style-name="Table6.A1" office:value-type="string">
            <text:p text:style-name="Table_20_Contents">  </text:p>
          </table:table-cell>
          <table:table-cell table:style-name="Table6.A1" office:value-type="string">
            <text:p text:style-name="Table_20_Contents">The default stream used for printing matrices and cubes by <text:a xlink:type="simple" xlink:href="https://arma.sourceforge.net/docs.html#print" text:style-name="Internet_20_link" text:visited-style-name="Visited_20_Internet_20_Link">.print()</text:a>. Must be always enabled. By default defined to <text:span text:style-name="T3">std::cout</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CERR_STREAM</text:span> </text:p>
          </table:table-cell>
          <table:table-cell table:style-name="Table6.A1" office:value-type="string">
            <text:p text:style-name="Table_20_Contents">  </text:p>
          </table:table-cell>
          <table:table-cell table:style-name="Table6.A1" office:value-type="string">
            <text:p text:style-name="Table_20_Contents">The default stream used for printing warnings and errors. Must be always enabled. By default defined to <text:span text:style-name="T3">std::cerr</text:span> </text:p>
          </table:table-cell>
        </table:table-row>
        <table:table-row>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table-cell table:style-name="Table6.A1" office:value-type="string">
            <text:p text:style-name="Table_20_Contents"><text:span text:style-name="Source_20_Text">ARMA_WARN_LEVEL</text:span> </text:p>
          </table:table-cell>
          <table:table-cell table:style-name="Table6.A1" office:value-type="string">
            <text:p text:style-name="Table_20_Contents">  </text:p>
          </table:table-cell>
          <table:table-cell table:style-name="Table6.A1" office:value-type="string">
            <text:p text:style-name="Table_20_Contents">The level of warning messages printed to <text:span text:style-name="T3">ARMA_CERR_STREAM</text:span>. <text:line-break/>Must be an integer ≥ 0. By default defined to 2. </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0</text:p>
                </table:table-cell>
                <table:table-cell table:style-name="Table7.A1" office:value-type="string">
                  <text:p text:style-name="Table_20_Contents"> = </text:p>
                </table:table-cell>
                <table:table-cell table:style-name="Table7.A1" office:value-type="string">
                  <text:p text:style-name="Table_20_Contents">no warnings; generally not recommended</text:p>
                </table:table-cell>
              </table:table-row>
              <table:table-row>
                <table:table-cell table:style-name="Table7.A1" office:value-type="string">
                  <text:p text:style-name="Table_20_Contents">1</text:p>
                </table:table-cell>
                <table:table-cell table:style-name="Table7.A1" office:value-type="string">
                  <text:p text:style-name="Table_20_Contents"> = </text:p>
                </table:table-cell>
                <table:table-cell table:style-name="Table7.A1" office:value-type="string">
                  <text:p text:style-name="Table_20_Contents">only critical warnings about arguments and/or data which are likely to lead to incorrect results</text:p>
                </table:table-cell>
              </table:table-row>
              <table:table-row>
                <table:table-cell table:style-name="Table7.A1" office:value-type="string">
                  <text:p text:style-name="Table_20_Contents">2</text:p>
                </table:table-cell>
                <table:table-cell table:style-name="Table7.A1" office:value-type="string">
                  <text:p text:style-name="Table_20_Contents"> = </text:p>
                </table:table-cell>
                <table:table-cell table:style-name="Table7.A1" office:value-type="string">
                  <text:p text:style-name="Table_20_Contents">as per level 1, and warnings about poorly conditioned systems (low rcond) detected by <text:a xlink:type="simple" xlink:href="https://arma.sourceforge.net/docs.html#solve" text:style-name="Internet_20_link" text:visited-style-name="Visited_20_Internet_20_Link">solve()</text:a>, <text:a xlink:type="simple" xlink:href="https://arma.sourceforge.net/docs.html#spsolve" text:style-name="Internet_20_link" text:visited-style-name="Visited_20_Internet_20_Link">spsolve()</text:a>, etc</text:p>
                </table:table-cell>
              </table:table-row>
              <table:table-row>
                <table:table-cell table:style-name="Table7.A1" office:value-type="string">
                  <text:p text:style-name="Table_20_Contents">3</text:p>
                </table:table-cell>
                <table:table-cell table:style-name="Table7.A1" office:value-type="string">
                  <text:p text:style-name="Table_20_Contents"> = </text:p>
                </table:table-cell>
                <table:table-cell table:style-name="Table7.A1" office:value-type="string">
                  <text:p text:style-name="Table_20_Contents">as per level 2, and warnings about failed decompositions, failed saving / loading, etc</text:p>
                </table:table-cell>
              </table:table-row>
            </table:table>
            <text:p text:style-name="P15"><text:line-break/>Example usage: </text:p>
            <text:p text:style-name="Preformatted_20_Text">#define ARMA_WARN_LEVEL 1</text:p>
            <text:p text:style-name="P13">#include &lt;armadillo&gt;</text:p>
          </table:table-cell>
        </table:table-row>
      </table:table>
      <text:list xml:id="list30116056704707" text:continue-numbering="true" text:style-name="L9">
        <text:list-header>
          <text:p text:style-name="P32"/>
        </text:list-header>
        <text:list-item>
          <text:p text:style-name="P32">See also: </text:p>
          <text:list>
            <text:list-item>
              <text:p text:style-name="P32"><text:a xlink:type="simple" xlink:href="https://arma.sourceforge.net/docs.html#element_access" text:style-name="Internet_20_link" text:visited-style-name="Visited_20_Internet_20_Link">element access</text:a> </text:p>
            </text:list-item>
            <text:list-item>
              <text:p text:style-name="P32"><text:a xlink:type="simple" xlink:href="https://arma.sourceforge.net/docs.html#element_initialisation" text:style-name="Internet_20_link" text:visited-style-name="Visited_20_Internet_20_Link">element initialisation</text:a> </text:p>
            </text:list-item>
            <text:list-item>
              <text:p text:style-name="P32"><text:a xlink:type="simple" xlink:href="https://arma.sourceforge.net/docs.html#uword" text:style-name="Internet_20_link" text:visited-style-name="Visited_20_Internet_20_Link">uword/sword</text:a> </text:p>
            </text:list-item>
            <text:list-item>
              <text:p text:style-name="P31"><text:a xlink:type="simple" xlink:href="https://arma.sourceforge.net/docs.html#output_streams" text:style-name="Internet_20_link" text:visited-style-name="Visited_20_Internet_20_Link">output streams</text:a> </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5T03:01:06.407188137</meta:creation-date>
    <dc:date>2025-06-15T03:01:15.304223183</dc:date>
    <meta:editing-duration>PT9S</meta:editing-duration>
    <meta:editing-cycles>1</meta:editing-cycles>
    <meta:document-statistic meta:table-count="7" meta:image-count="0" meta:object-count="0" meta:page-count="11" meta:paragraph-count="774" meta:word-count="2404" meta:character-count="16293" meta:non-whitespace-character-count="13312"/>
    <meta:generator>LibreOffice/7.3.7.2$Linux_X86_64 LibreOffice_project/30$Build-2</meta:generator>
  </office:meta>
</office:document-meta>
</file>